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2C0000000C23F110D39938D735.png" manifest:media-type="image/png"/>
  <manifest:file-entry manifest:full-path="Pictures/100015E50000049A0000013403BC0C7A823DD6A3.svg" manifest:media-type="image/svg+xml"/>
  <manifest:file-entry manifest:full-path="Pictures/100002010000002C0000000CAC2A7C8AC5A811E5.png" manifest:media-type="image/png"/>
  <manifest:file-entry manifest:full-path="Pictures/100017B70000047F000001401BDA26944E064ABB.svg" manifest:media-type="image/svg+xml"/>
  <manifest:file-entry manifest:full-path="Pictures/100002010000002C0000000CAED1DA39C937A3CF.png" manifest:media-type="image/png"/>
  <manifest:file-entry manifest:full-path="Pictures/1000041C00000075000000F0EF965985E55CFBB8.svg" manifest:media-type="image/svg+xml"/>
  <manifest:file-entry manifest:full-path="Pictures/100002010000000A0000000A84D998EC7D827523.png" manifest:media-type="image/png"/>
  <manifest:file-entry manifest:full-path="Pictures/100019E800000465000000F4FFE0311FC260327B.svg" manifest:media-type="image/svg+xml"/>
  <manifest:file-entry manifest:full-path="Pictures/100002010000002400000009E93F550D8107F400.png" manifest:media-type="image/png"/>
  <manifest:file-entry manifest:full-path="Pictures/10001222000003BD000000F0A875D73E67B6CD74.svg" manifest:media-type="image/svg+xml"/>
  <manifest:file-entry manifest:full-path="Pictures/1000020100000024000000092BC5B0A77658BFE8.png" manifest:media-type="image/png"/>
  <manifest:file-entry manifest:full-path="Pictures/100002010000002B000000090348801201CB7D71.png" manifest:media-type="image/png"/>
  <manifest:file-entry manifest:full-path="Pictures/10000201000000230000000AB6F60132A3C0DD60.png" manifest:media-type="image/png"/>
  <manifest:file-entry manifest:full-path="Pictures/100002010000002A0000000A7E37A913A88282FE.png" manifest:media-type="image/png"/>
  <manifest:file-entry manifest:full-path="Pictures/100002010000002D0000000CA21B70679331BA07.png" manifest:media-type="image/png"/>
  <manifest:file-entry manifest:full-path="Pictures/10001207000003A8000000FC35F9A19A040960F5.svg" manifest:media-type="image/svg+xml"/>
  <manifest:file-entry manifest:full-path="Pictures/1000120B0000039E000000FC7C41C27D4F37B4CD.svg" manifest:media-type="image/svg+xml"/>
  <manifest:file-entry manifest:full-path="Pictures/10000FC0000004290000015062E8B39A04E3899D.svg" manifest:media-type="image/svg+xml"/>
  <manifest:file-entry manifest:full-path="Pictures/10000201000000260000000C6C3A2E03665533BE.png" manifest:media-type="image/png"/>
  <manifest:file-entry manifest:full-path="Pictures/100012A7000003E80000013F51203DC5F30FD03D.svg" manifest:media-type="image/svg+xml"/>
  <manifest:file-entry manifest:full-path="Pictures/100018C60000054B0000011C171385AFF1ED7800.svg" manifest:media-type="image/svg+xml"/>
  <manifest:file-entry manifest:full-path="Pictures/10000201000000280000000BDB394B17E3DFAEB1.png" manifest:media-type="image/png"/>
  <manifest:file-entry manifest:full-path="Pictures/100017D10000049400000134015D023CBC65831E.svg" manifest:media-type="image/svg+xml"/>
  <manifest:file-entry manifest:full-path="Pictures/10000FDE0000041B0000012AC25AB0E1EC27524B.svg" manifest:media-type="image/svg+xml"/>
  <manifest:file-entry manifest:full-path="Pictures/100031700000078200000149FAD555DD1AAA3CB3.svg" manifest:media-type="image/svg+xml"/>
  <manifest:file-entry manifest:full-path="Pictures/10000201000000250000000DC0A9DC1287F5C7F0.png" manifest:media-type="image/png"/>
  <manifest:file-entry manifest:full-path="Pictures/10001BBE000004FD0000011C31612CAAAAC9203C.svg" manifest:media-type="image/svg+xml"/>
  <manifest:file-entry manifest:full-path="Pictures/10000201000000820000000D2A67A91475979C0F.png" manifest:media-type="image/png"/>
  <manifest:file-entry manifest:full-path="Pictures/1000193B000003AD000001757A80623A5C5A4DA5.svg" manifest:media-type="image/svg+xml"/>
  <manifest:file-entry manifest:full-path="Pictures/10000201000000230000000A75D47E6672DB7E53.png" manifest:media-type="image/png"/>
  <manifest:file-entry manifest:full-path="Pictures/1000216E000005FB00000172B8EB0BB3519FE976.svg" manifest:media-type="image/svg+xml"/>
  <manifest:file-entry manifest:full-path="Pictures/100017DC0000045700000100BA026BB436D3DD44.svg" manifest:media-type="image/svg+xml"/>
  <manifest:file-entry manifest:full-path="Pictures/10002469000005B30000017299B2A95478D7FC7B.svg" manifest:media-type="image/svg+xml"/>
  <manifest:file-entry manifest:full-path="Pictures/100002010000000C000000095DE4DA0B2C51424E.png" manifest:media-type="image/png"/>
  <manifest:file-entry manifest:full-path="Pictures/100017F40000046B000000F48ABDD21CACD8D613.svg" manifest:media-type="image/svg+xml"/>
  <manifest:file-entry manifest:full-path="Pictures/10004CB8000011610000017A42E7EEA31B88A002.svg" manifest:media-type="image/svg+xml"/>
  <manifest:file-entry manifest:full-path="Pictures/10000201000000300000000BD72120E6E437DBCE.png" manifest:media-type="image/png"/>
  <manifest:file-entry manifest:full-path="Pictures/10000201000000230000000EDC28A96BC98237C1.png" manifest:media-type="image/png"/>
  <manifest:file-entry manifest:full-path="Pictures/1000374B00000D6C0000015FD1454EBF1A5BE29E.svg" manifest:media-type="image/svg+xml"/>
  <manifest:file-entry manifest:full-path="Pictures/100002010000000C0000000DE2F8F7DB2220AB12.png" manifest:media-type="image/png"/>
  <manifest:file-entry manifest:full-path="Pictures/100002010000001B0000000DA41C26C93400113B.png" manifest:media-type="image/png"/>
  <manifest:file-entry manifest:full-path="Pictures/10001224000003B3000000F034A56EE4FAD26D9F.svg" manifest:media-type="image/svg+xml"/>
  <manifest:file-entry manifest:full-path="Pictures/10000201000000370000000EFEA3514697BBA801.png" manifest:media-type="image/png"/>
  <manifest:file-entry manifest:full-path="Pictures/100002010000001B0000000D731E6A1C061F5DC0.png" manifest:media-type="image/png"/>
  <manifest:file-entry manifest:full-path="Pictures/10000EC90000014900000163C5368222DE805B9D.svg" manifest:media-type="image/svg+xml"/>
  <manifest:file-entry manifest:full-path="Pictures/100002010000003D000000101BC43B0BAC211D85.png" manifest:media-type="image/png"/>
  <manifest:file-entry manifest:full-path="Pictures/100015CD00000486000001409F4613AA58E0F516.svg" manifest:media-type="image/svg+xml"/>
  <manifest:file-entry manifest:full-path="Pictures/10000201000000490000000C62780E05FAB602A5.png" manifest:media-type="image/png"/>
  <manifest:file-entry manifest:full-path="Pictures/100002000000006F000000A0883DF094F824ACF1.png" manifest:media-type="image/png"/>
  <manifest:file-entry manifest:full-path="Pictures/100029BF000005F90000019B36D88EF15FD2094C.svg" manifest:media-type="image/svg+xml"/>
  <manifest:file-entry manifest:full-path="Pictures/100002010000003A00000010B68B94E35F17ECA9.png" manifest:media-type="image/png"/>
  <manifest:file-entry manifest:full-path="Pictures/10000201000000140000000C05A941D3CEDAED57.png" manifest:media-type="image/png"/>
  <manifest:file-entry manifest:full-path="Pictures/100002010000003A0000000E47A52F5A39CE35BB.png" manifest:media-type="image/png"/>
  <manifest:file-entry manifest:full-path="Pictures/100019CF0000045100000100B23925CAC332A783.svg" manifest:media-type="image/svg+xml"/>
  <manifest:file-entry manifest:full-path="Pictures/10005F8C00000CAA000001BE10EB9BACBC745EFB.svg" manifest:media-type="image/svg+xml"/>
  <manifest:file-entry manifest:full-path="Pictures/10000201000000280000000DA5C9BFC1CEFA4E00.png" manifest:media-type="image/png"/>
  <manifest:file-entry manifest:full-path="Pictures/1000099400000149000000F26B1FD9F836C47C76.svg" manifest:media-type="image/svg+xml"/>
  <manifest:file-entry manifest:full-path="Pictures/100002010000024E000000C163AC81654811EF1F.png" manifest:media-type="image/png"/>
  <manifest:file-entry manifest:full-path="Pictures/2000000B00000B860000107F68F0D7F41CB68C09.svm" manifest:media-type="image/x-svm"/>
  <manifest:file-entry manifest:full-path="Pictures/100002010000001500000009592A547E04FFFAA9.png" manifest:media-type="image/png"/>
  <manifest:file-entry manifest:full-path="Pictures/100002010000029D000000C1094A4A6A01B9F536.png" manifest:media-type="image/png"/>
  <manifest:file-entry manifest:full-path="Pictures/100003CC000000FD000001008A941493598942E7.svg" manifest:media-type="image/svg+xml"/>
  <manifest:file-entry manifest:full-path="Pictures/10000201000000070000000AF171CC6987D0053B.png" manifest:media-type="image/png"/>
  <manifest:file-entry manifest:full-path="Pictures/10000F630000021C0000013CCED08FBFF21C2FE9.svg" manifest:media-type="image/svg+xml"/>
  <manifest:file-entry manifest:full-path="Pictures/10000476000000FE000000A351055D896ABB68B5.svg" manifest:media-type="image/svg+xml"/>
  <manifest:file-entry manifest:full-path="Pictures/10000ED50000014900000163D7375A72B4402BBC.svg" manifest:media-type="image/svg+xml"/>
  <manifest:file-entry manifest:full-path="Pictures/100002010000007B00000011BC0AB03FDE7D7FF1.png" manifest:media-type="image/png"/>
  <manifest:file-entry manifest:full-path="Pictures/100002010000002A0000000A8D59872F05F14592.png" manifest:media-type="image/png"/>
  <manifest:file-entry manifest:full-path="Pictures/10000201000000330000000B7636AD615FE2EE92.png" manifest:media-type="image/png"/>
  <manifest:file-entry manifest:full-path="Pictures/10000E4D00000236000000F89DEC2712CCB9D583.svg" manifest:media-type="image/svg+xml"/>
  <manifest:file-entry manifest:full-path="Pictures/10000201000000240000000EAFADF451526A60D4.png" manifest:media-type="image/png"/>
  <manifest:file-entry manifest:full-path="Pictures/10001CC80000039600000175FDBA671384B2FD70.svg" manifest:media-type="image/svg+xml"/>
  <manifest:file-entry manifest:full-path="Pictures/100025E3000006590000019B228968F1F31FF05C.svg" manifest:media-type="image/svg+xml"/>
  <manifest:file-entry manifest:full-path="Pictures/100002010000000A00000006216ABE7F27A36B69.png" manifest:media-type="image/png"/>
  <manifest:file-entry manifest:full-path="Pictures/10000EBF000002C80000015A74D15737E2BF4C30.svg" manifest:media-type="image/svg+xml"/>
  <manifest:file-entry manifest:full-path="Pictures/10000436000000C3000000FCCDF5855CF15A2E1C.svg" manifest:media-type="image/svg+xml"/>
  <manifest:file-entry manifest:full-path="Pictures/1000069B000001ED00000100CE82E06606AD105C.svg" manifest:media-type="image/svg+xml"/>
  <manifest:file-entry manifest:full-path="Pictures/100002010000001C0000000D82090F9D25350AB6.png" manifest:media-type="image/png"/>
  <manifest:file-entry manifest:full-path="Pictures/10001122000002C60000015AB00A0F6628DD1A23.svg" manifest:media-type="image/svg+xml"/>
  <manifest:file-entry manifest:full-path="Pictures/100002010000002B000000090AA07DCA369DCDB8.png" manifest:media-type="image/png"/>
  <manifest:file-entry manifest:full-path="Pictures/100002010000000C0000000D094514E5D3FCA085.png" manifest:media-type="image/png"/>
  <manifest:file-entry manifest:full-path="Pictures/1000077D000001CA000000F06DF2BF1C7300C2F2.svg" manifest:media-type="image/svg+xml"/>
  <manifest:file-entry manifest:full-path="Pictures/100002010000000400000009A005152680B9397A.png" manifest:media-type="image/png"/>
  <manifest:file-entry manifest:full-path="Pictures/1000129B000003DC0000014BBA46955D0E9E7ED1.svg" manifest:media-type="image/svg+xml"/>
  <manifest:file-entry manifest:full-path="Pictures/100002010000001100000009E3CFDFB334442A28.png" manifest:media-type="image/png"/>
  <manifest:file-entry manifest:full-path="Pictures/10000201000000130000000AA26221AC7F75905A.png" manifest:media-type="image/png"/>
  <manifest:file-entry manifest:full-path="Pictures/10000201000000A80000000E9F3F5110B1686A83.png" manifest:media-type="image/png"/>
  <manifest:file-entry manifest:full-path="Pictures/10000A0E00000235000000F069370A98CA07476E.svg" manifest:media-type="image/svg+xml"/>
  <manifest:file-entry manifest:full-path="Pictures/1000112C000002DB0000014E220E2319AA4B8803.svg" manifest:media-type="image/svg+xml"/>
  <manifest:file-entry manifest:full-path="Pictures/1000020100000015000000090F21B55A820B9EE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  <style:paragraph-properties style:writing-mode="lr-tb"/>
    </style:style>
    <style:style style:name="gr15" style:family="graphic" style:parent-style-name="standard">
      <style:graphic-properties draw:stroke="none" draw:fill="none" fo:min-height="2.217cm"/>
      <style:paragraph-properties style:writing-mode="lr-tb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  <style:paragraph-properties style:writing-mode="lr-tb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  <style:paragraph-properties style:writing-mode="lr-tb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  <style:paragraph-properties style:writing-mode="lr-tb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  <style:paragraph-properties style:writing-mode="lr-tb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  <style:paragraph-properties style:writing-mode="lr-tb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  <style:paragraph-properties style:writing-mode="lr-tb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  <style:paragraph-properties style:writing-mode="lr-tb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  <style:paragraph-properties style:writing-mode="lr-tb"/>
    </style:style>
    <style:style style:name="gr54" style:family="graphic" style:parent-style-name="standard">
      <style:graphic-properties draw:stroke="none" draw:fill="none" fo:min-height="0.832cm"/>
      <style:paragraph-properties style:writing-mode="lr-tb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  <style:paragraph-properties style:writing-mode="lr-tb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  <style:paragraph-properties style:writing-mode="lr-tb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  <style:paragraph-properties style:writing-mode="lr-tb"/>
    </style:style>
    <style:style style:name="gr66" style:family="graphic" style:parent-style-name="standard">
      <style:graphic-properties draw:stroke="none" draw:fill="none" fo:min-height="2.157cm"/>
      <style:paragraph-properties style:writing-mode="lr-tb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  <style:paragraph-properties style:writing-mode="lr-tb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  <style:paragraph-properties style:writing-mode="lr-tb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  <style:paragraph-properties style:writing-mode="lr-tb"/>
    </style:style>
    <style:style style:name="gr7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7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8" style:family="graphic" style:parent-style-name="standard">
      <style:graphic-properties draw:stroke="none" draw:fill="none" fo:min-height="0.746cm"/>
      <style:paragraph-properties style:writing-mode="lr-tb"/>
    </style:style>
    <style:style style:name="gr79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80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81" style:family="graphic" style:parent-style-name="standard">
      <style:graphic-properties draw:stroke="none" draw:fill="none" fo:min-height="2.909cm"/>
      <style:paragraph-properties style:writing-mode="lr-tb"/>
    </style:style>
    <style:style style:name="gr82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7" style:family="graphic" style:parent-style-name="standard">
      <style:graphic-properties draw:stroke="none" draw:fill="none" fo:min-height="0.77cm"/>
      <style:paragraph-properties style:writing-mode="lr-tb"/>
    </style:style>
    <style:style style:name="gr88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9" style:family="graphic" style:parent-style-name="standard">
      <style:graphic-properties draw:stroke="none" draw:fill="none" fo:min-height="1.483cm"/>
      <style:paragraph-properties style:writing-mode="lr-tb"/>
    </style:style>
    <style:style style:name="gr90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91" style:family="graphic" style:parent-style-name="standard">
      <style:graphic-properties draw:stroke="none" draw:fill="none" fo:min-height="0.769cm"/>
      <style:paragraph-properties style:writing-mode="lr-tb"/>
    </style:style>
    <style:style style:name="gr92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3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4" style:family="graphic" style:parent-style-name="standard">
      <style:graphic-properties draw:stroke="none" draw:fill="none" draw:textarea-vertical-align="middle" fo:min-height="1.47cm"/>
      <style:paragraph-properties style:writing-mode="lr-tb"/>
    </style:style>
    <style:style style:name="gr95" style:family="graphic" style:parent-style-name="standard">
      <style:graphic-properties draw:stroke="none" draw:fill="none" draw:textarea-vertical-align="middle" fo:min-height="1.414cm"/>
      <style:paragraph-properties style:writing-mode="lr-tb"/>
    </style:style>
    <style:style style:name="gr96" style:family="graphic" style:parent-style-name="standard">
      <style:graphic-properties draw:stroke="none" draw:fill="none" draw:textarea-vertical-align="middle" fo:min-height="0.766cm"/>
      <style:paragraph-properties style:writing-mode="lr-tb"/>
    </style:style>
    <style:style style:name="gr97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8" style:family="graphic" style:parent-style-name="standard">
      <style:graphic-properties draw:stroke="none" draw:fill="none" draw:textarea-vertical-align="middle" fo:min-height="1.422cm"/>
      <style:paragraph-properties style:writing-mode="lr-tb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100" style:family="graphic" style:parent-style-name="standard">
      <style:graphic-properties draw:stroke="none" draw:fill="none" draw:textarea-vertical-align="middle" fo:min-height="0.874cm"/>
      <style:paragraph-properties style:writing-mode="lr-tb"/>
    </style:style>
    <style:style style:name="gr101" style:family="graphic" style:parent-style-name="standard">
      <style:graphic-properties draw:stroke="none" draw:fill="none" draw:textarea-vertical-align="middle" fo:min-height="2.157cm"/>
      <style:paragraph-properties style:writing-mode="lr-tb"/>
    </style:style>
    <style:style style:name="gr102" style:family="graphic" style:parent-style-name="standard">
      <style:graphic-properties draw:stroke="none" draw:fill="none" draw:textarea-vertical-align="middle" fo:min-height="1.491cm"/>
      <style:paragraph-properties style:writing-mode="lr-tb"/>
    </style:style>
    <style:style style:name="gr103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  <style:paragraph-properties style:writing-mode="lr-tb"/>
    </style:style>
    <style:style style:name="gr10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  <style:paragraph-properties style:writing-mode="lr-tb"/>
    </style:style>
    <style:style style:name="gr105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  <style:paragraph-properties style:writing-mode="lr-tb"/>
    </style:style>
    <style:style style:name="gr10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9" style:family="graphic" style:parent-style-name="standard">
      <style:graphic-properties draw:stroke="none" draw:fill="none" fo:min-height="0.792cm"/>
      <style:paragraph-properties style:writing-mode="lr-tb"/>
    </style:style>
    <style:style style:name="gr110" style:family="graphic" style:parent-style-name="standard">
      <style:graphic-properties draw:stroke="none" draw:fill="none" fo:min-height="0.766cm"/>
      <style:paragraph-properties style:writing-mode="lr-tb"/>
    </style:style>
    <style:style style:name="gr111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2" style:family="graphic" style:parent-style-name="objectwithoutfill">
      <style:graphic-properties svg:stroke-color="#b2b2b2" draw:marker-end="Symmetric_20_Arrow" draw:fill="none" draw:textarea-vertical-align="middle"/>
    </style:style>
    <style:style style:name="gr113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4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8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9" style:family="graphic" style:parent-style-name="standard">
      <style:graphic-properties draw:stroke="none" draw:fill="none" fo:min-height="0.498cm"/>
      <style:paragraph-properties style:writing-mode="lr-tb"/>
    </style:style>
    <style:style style:name="gr120" style:family="graphic" style:parent-style-name="objectwithoutfill">
      <style:graphic-properties draw:marker-end="" draw:marker-end-width="0.3cm" draw:fill="none" draw:textarea-vertical-align="middle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2" style:family="graphic" style:parent-style-name="standard">
      <style:graphic-properties draw:stroke="none" draw:fill="none" fo:min-height="0.497cm"/>
      <style:paragraph-properties style:writing-mode="lr-tb"/>
    </style:style>
    <style:style style:name="gr12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  <style:paragraph-properties style:writing-mode="lr-tb"/>
    </style:style>
    <style:style style:name="gr125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  <style:paragraph-properties style:writing-mode="lr-tb"/>
    </style:style>
    <style:style style:name="gr12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  <style:paragraph-properties style:writing-mode="lr-tb"/>
    </style:style>
    <style:style style:name="gr12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  <style:paragraph-properties style:writing-mode="lr-tb"/>
    </style:style>
    <style:style style:name="gr12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  <style:paragraph-properties style:writing-mode="lr-tb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  <style:paragraph-properties style:writing-mode="lr-tb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  <style:paragraph-properties style:writing-mode="lr-tb"/>
    </style:style>
    <style:style style:name="gr131" style:family="graphic" style:parent-style-name="objectwithoutfill">
      <style:graphic-properties draw:marker-end="" draw:fill="none" draw:textarea-vertical-align="middle"/>
    </style:style>
    <style:style style:name="gr132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3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  <style:paragraph-properties style:writing-mode="lr-tb"/>
    </style:style>
    <style:style style:name="gr13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  <style:paragraph-properties style:writing-mode="lr-tb"/>
    </style:style>
    <style:style style:name="gr135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6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7" style:family="graphic" style:parent-style-name="standard">
      <style:graphic-properties draw:stroke="none" draw:fill="none" fo:min-height="0.568cm"/>
      <style:paragraph-properties style:writing-mode="lr-tb"/>
    </style:style>
    <style:style style:name="gr13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  <style:paragraph-properties style:writing-mode="lr-tb"/>
    </style:style>
    <style:style style:name="gr139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  <style:paragraph-properties style:writing-mode="lr-tb"/>
    </style:style>
    <style:style style:name="gr140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  <style:paragraph-properties style:writing-mode="lr-tb"/>
    </style:style>
    <style:style style:name="gr141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2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  <style:paragraph-properties style:writing-mode="lr-tb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  <style:paragraph-properties style:writing-mode="lr-tb"/>
    </style:style>
    <style:style style:name="gr144" style:family="graphic" style:parent-style-name="standard">
      <style:graphic-properties svg:stroke-color="#000000" draw:marker-end="Symmetric_20_Arrow" draw:textarea-vertical-align="middle"/>
    </style:style>
    <style:style style:name="gr145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  <style:paragraph-properties style:writing-mode="lr-tb"/>
    </style:style>
    <style:style style:name="gr147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  <style:paragraph-properties style:writing-mode="lr-tb"/>
    </style:style>
    <style:style style:name="gr148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  <style:paragraph-properties style:writing-mode="lr-tb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  <style:paragraph-properties style:writing-mode="lr-tb"/>
    </style:style>
    <style:style style:name="gr152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  <style:paragraph-properties style:writing-mode="lr-tb"/>
    </style:style>
    <style:style style:name="gr153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4" style:family="graphic" style:parent-style-name="standard">
      <style:graphic-properties svg:stroke-color="#000000" draw:marker-start="" draw:marker-end="" draw:textarea-vertical-align="middle"/>
    </style:style>
    <style:style style:name="gr155" style:family="graphic" style:parent-style-name="standard">
      <style:graphic-properties svg:stroke-color="#000000" draw:marker-end="" draw:textarea-vertical-align="middle"/>
    </style:style>
    <style:style style:name="gr156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  <style:paragraph-properties style:writing-mode="lr-tb"/>
    </style:style>
    <style:style style:name="gr160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1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  <style:paragraph-properties style:writing-mode="lr-tb"/>
    </style:style>
    <style:style style:name="gr162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  <style:paragraph-properties style:writing-mode="lr-tb"/>
    </style:style>
    <style:style style:name="gr165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  <style:paragraph-properties style:writing-mode="lr-tb"/>
    </style:style>
    <style:style style:name="gr168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  <style:paragraph-properties style:writing-mode="lr-tb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  <style:paragraph-properties style:writing-mode="lr-tb"/>
    </style:style>
    <style:style style:name="gr170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  <style:paragraph-properties style:writing-mode="lr-tb"/>
    </style:style>
    <style:style style:name="gr172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  <style:paragraph-properties style:writing-mode="lr-tb"/>
    </style:style>
    <style:style style:name="gr17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174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175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176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177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178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179" style:family="graphic" style:parent-style-name="Arrow_20_Line">
      <style:graphic-properties draw:textarea-vertical-align="middle"/>
      <style:paragraph-properties style:writing-mode="lr-tb"/>
    </style:style>
    <style:style style:name="gr180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1" style:family="graphic" style:parent-style-name="standard">
      <style:graphic-properties draw:stroke="none" draw:fill="none" fo:min-height="0.512cm"/>
      <style:paragraph-properties style:writing-mode="lr-tb"/>
    </style:style>
    <style:style style:name="gr18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3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85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  <style:paragraph-properties style:writing-mode="lr-tb"/>
    </style:style>
    <style:style style:name="gr186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  <style:paragraph-properties style:writing-mode="lr-tb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  <style:paragraph-properties style:writing-mode="lr-tb"/>
    </style:style>
    <style:style style:name="gr188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  <style:paragraph-properties style:writing-mode="lr-tb"/>
    </style:style>
    <style:style style:name="gr189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19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  <style:paragraph-properties style:writing-mode="lr-tb"/>
    </style:style>
    <style:style style:name="gr191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811cm" fo:min-width="3.263cm"/>
      <style:paragraph-properties style:writing-mode="lr-tb"/>
    </style:style>
    <style:style style:name="gr193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  <style:paragraph-properties style:writing-mode="lr-tb"/>
    </style:style>
    <style:style style:name="gr194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  <style:paragraph-properties style:writing-mode="lr-tb"/>
    </style:style>
    <style:style style:name="gr195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  <style:paragraph-properties style:writing-mode="lr-tb"/>
    </style:style>
    <style:style style:name="gr196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  <style:paragraph-properties style:writing-mode="lr-tb"/>
    </style:style>
    <style:style style:name="gr19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  <style:paragraph-properties style:writing-mode="lr-tb"/>
    </style:style>
    <style:style style:name="gr199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  <style:paragraph-properties style:writing-mode="lr-tb"/>
    </style:style>
    <style:style style:name="gr201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2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  <style:paragraph-properties style:writing-mode="lr-tb"/>
    </style:style>
    <style:style style:name="gr204" style:family="graphic" style:parent-style-name="standard">
      <style:graphic-properties draw:stroke="none" svg:stroke-color="#acb20c" draw:fill="none" draw:fill-color="#eeeeee" draw:textarea-horizontal-align="justify" draw:textarea-vertical-align="middle" draw:auto-grow-height="false" fo:min-height="0.725cm" fo:min-width="1.499cm"/>
      <style:paragraph-properties style:writing-mode="lr-tb"/>
    </style:style>
    <style:style style:name="gr205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06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208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209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211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12" style:family="graphic" style:parent-style-name="objectwithoutfill">
      <style:graphic-properties draw:fill="none" draw:textarea-vertical-align="middle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852cm"/>
      <style:paragraph-properties style:writing-mode="lr-tb"/>
    </style:style>
    <style:style style:name="gr214" style:family="graphic" style:parent-style-name="standard">
      <style:graphic-properties draw:stroke="none" svg:stroke-color="#000000" draw:fill="solid" draw:fill-color="#ffffff" draw:opacity="100%" draw:opacity-name="" draw:textarea-horizontal-align="left" draw:auto-grow-height="true" draw:auto-grow-width="true" fo:min-height="0.746cm" fo:min-width="1.852cm"/>
      <style:paragraph-properties style:writing-mode="lr-tb"/>
    </style:style>
    <style:style style:name="gr215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16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17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219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220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221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4cm" fo:min-width="0cm"/>
      <style:paragraph-properties style:writing-mode="lr-tb"/>
    </style:style>
    <style:style style:name="gr224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2cm" fo:min-width="7.884cm"/>
    </style:style>
    <style:style style:name="gr225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0.47cm" fo:min-width="4.675cm"/>
      <style:paragraph-properties style:writing-mode="lr-tb"/>
    </style:style>
    <style:style style:name="gr226" style:family="graphic" style:parent-style-name="objectwithoutfill">
      <style:graphic-properties draw:stroke="dash" draw:stroke-dash="Dashed_20__28_var_29_" svg:stroke-color="#000000" draw:marker-start="" draw:marker-end="Symmetric_20_Arrow" draw:marker-end-width="0.2cm" draw:fill="none" draw:textarea-vertical-align="middle"/>
    </style:style>
    <style:style style:name="gr227" style:family="graphic" style:parent-style-name="standard">
      <style:graphic-properties svg:stroke-color="#706e0c" draw:fill-color="#ffffff" draw:textarea-horizontal-align="justify" draw:textarea-vertical-align="middle" draw:auto-grow-height="false" fo:min-height="0.189cm" fo:min-width="0cm"/>
    </style:style>
    <style:style style:name="gr228" style:family="graphic" style:parent-style-name="standard">
      <style:graphic-properties svg:stroke-color="#706e0c" draw:fill-color="#ffffff" draw:textarea-horizontal-align="justify" draw:textarea-vertical-align="middle" draw:auto-grow-height="false" fo:min-height="0.369cm" fo:min-width="0.119cm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  <style:paragraph-properties style:writing-mode="lr-tb"/>
    </style:style>
    <style:style style:name="gr230" style:family="graphic" style:parent-style-name="objectwithoutfill">
      <style:graphic-properties draw:stroke="dash" draw:stroke-dash="Dashed_20__28_var_29_" svg:stroke-color="#000000" draw:marker-end="Symmetric_20_Arrow" draw:marker-end-width="0.2cm" draw:fill="none" draw:textarea-vertical-align="middle"/>
    </style:style>
    <style:style style:name="gr231" style:family="graphic" style:parent-style-name="objectwithoutfill">
      <style:graphic-properties draw:marker-end="Symmetric_20_Arrow" draw:marker-end-width="0.2cm" draw:fill="none" draw:textarea-vertical-align="middle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235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  <style:paragraph-properties style:writing-mode="lr-tb"/>
    </style:style>
    <style:style style:name="gr236" style:family="graphic" style:parent-style-name="standard">
      <style:graphic-properties draw:stroke="none" draw:fill="none" fo:min-height="0.46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-color="#bf0041"/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7" style:family="paragraph">
      <loext:graphic-properties draw:fill="solid" draw:fill-color="#f9f9f9" draw:opacity="100%"/>
      <style:paragraph-properties fo:text-align="center"/>
    </style:style>
    <style:style style:name="P18" style:family="paragraph">
      <loext:graphic-properties draw:fill="solid" draw:fill-color="#f9f9f9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7" style:family="paragraph">
      <loext:graphic-properties draw:fill="none" draw:fill-color="#f9f9f9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706e0c" style:font-name="Caladea" fo:font-size="17.8999996185303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706e0c" style:font-name="Caladea" fo:font-size="17.8999996185303pt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32" style:family="paragraph">
      <loext:graphic-properties draw:fill="solid" draw:fill-color="#000000"/>
      <style:paragraph-properties fo:text-align="center"/>
      <style:text-properties fo:color="#ffffff"/>
    </style:style>
    <style:style style:name="P33" style:family="paragraph">
      <loext:graphic-properties draw:fill="none"/>
      <style:paragraph-properties fo:text-align="center" style:writing-mode="lr-tb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36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39" style:family="paragraph">
      <style:paragraph-properties fo:text-align="center" style:writing-mode="lr-tb"/>
      <style:text-properties style:font-name="Caladea" fo:font-size="17.8999996185303pt"/>
    </style:style>
    <style:style style:name="P4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 draw:fill-color="#eeeeee" draw:opacity="50%"/>
      <style:paragraph-properties fo:text-align="center"/>
    </style:style>
    <style:style style:name="P4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4" style:family="paragraph"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5" style:family="paragraph">
      <loext:graphic-properties draw:fill="solid"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6" style:family="paragraph">
      <loext:graphic-properties draw:fill="none"/>
      <style:paragraph-properties style:writing-mode="lr-tb"/>
      <style:text-properties style:font-name="Caladea" fo:font-size="18pt" style:font-size-asian="18pt" style:font-size-complex="18pt"/>
    </style:style>
    <style:style style:name="P47" style:family="paragraph">
      <loext:graphic-properties draw:fill="solid" draw:fill-color="#808080" draw:opacity="50%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style:font-name="Caladea" fo:font-size="18pt" style:font-size-asian="18pt" style:font-size-complex="18pt"/>
    </style:style>
    <style:style style:name="P49" style:family="paragraph">
      <loext:graphic-properties draw:fill="solid" draw:fill-color="#dddddd" draw:opacity="50%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53" style:family="paragraph">
      <loext:graphic-properties draw:fill-color="#ffffff" draw:opacity="94%"/>
      <style:paragraph-properties fo:text-align="center"/>
    </style:style>
    <style:style style:name="P54" style:family="paragraph">
      <loext:graphic-properties draw:fill="none"/>
      <style:paragraph-properties fo:text-align="start" style:writing-mode="lr-tb"/>
      <style:text-properties fo:color="#706e0c" fo:font-size="17.8999996185303pt"/>
    </style:style>
    <style:style style:name="P55" style:family="paragraph">
      <loext:graphic-properties draw:fill="none"/>
      <style:paragraph-properties fo:text-align="start" style:writing-mode="lr-tb"/>
      <style:text-properties fo:font-size="17.8999996185303pt"/>
    </style:style>
    <style:style style:name="P56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57" style:family="paragraph">
      <loext:graphic-properties draw:fill-color="#dde8cb"/>
      <style:paragraph-properties fo:text-align="center"/>
      <style:text-properties fo:color="#dde8cb"/>
    </style:style>
    <style:style style:name="P58" style:family="paragraph">
      <loext:graphic-properties draw:fill-color="#f7d1d5"/>
      <style:paragraph-properties fo:text-align="center"/>
    </style:style>
    <style:style style:name="P59" style:family="paragraph">
      <loext:graphic-properties draw:fill="none"/>
      <style:paragraph-properties fo:text-align="center" style:writing-mode="lr-tb"/>
      <style:text-properties fo:color="#706e0c" fo:font-size="17.8999996185303pt"/>
    </style:style>
    <style:style style:name="P60" style:family="paragraph">
      <loext:graphic-properties draw:fill="none"/>
      <style:paragraph-properties fo:text-align="center" style:writing-mode="lr-tb"/>
      <style:text-properties style:font-name="Noto Mono1" fo:font-size="17.8999996185303pt"/>
    </style:style>
    <style:style style:name="P61" style:family="paragraph">
      <loext:graphic-properties draw:fill="none"/>
      <style:paragraph-properties fo:text-align="center" style:writing-mode="lr-tb"/>
      <style:text-properties fo:color="#706e0c" style:font-name="Caladea" fo:font-size="17.8999996185303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="none"/>
      <style:paragraph-properties fo:text-align="center" style:writing-mode="lr-tb"/>
      <style:text-properties fo:color="#999999" style:font-name="Caladea" fo:font-size="17.8999996185303pt"/>
    </style:style>
    <style:style style:name="P64" style:family="paragraph">
      <loext:graphic-properties draw:fill-color="#eeeeee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5" style:family="paragraph">
      <loext:graphic-properties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6" style:family="paragraph">
      <loext:graphic-properties draw:fill-color="#ffffff"/>
      <style:paragraph-properties style:writing-mode="lr-tb"/>
      <style:text-properties fo:font-size="20pt"/>
    </style:style>
    <style:style style:name="P67" style:family="paragraph">
      <loext:graphic-properties draw:fill="none"/>
      <style:paragraph-properties fo:text-align="center" style:writing-mode="lr-tb"/>
      <style:text-properties fo:color="#b2b2b2" fo:font-size="12pt" style:font-size-asian="12pt" style:font-size-complex="12pt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/>
      <style:paragraph-properties fo:text-align="end" style:writing-mode="lr-tb"/>
    </style:style>
    <style:style style:name="P70" style:family="paragraph">
      <loext:graphic-properties draw:fill="none"/>
      <style:paragraph-properties fo:text-align="center" style:writing-mode="lr-tb"/>
      <style:text-properties fo:background-color="transparent"/>
    </style:style>
    <style:style style:name="P71" style:family="paragraph">
      <loext:graphic-properties draw:fill="none" draw:fill-color="#cccccc"/>
      <style:paragraph-properties fo:text-align="center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color="#b2b2b2"/>
    </style:style>
    <style:style style:name="P74" style:family="paragraph">
      <loext:graphic-properties draw:fill="none" draw:fill-color="#000000"/>
      <style:paragraph-properties fo:text-align="center"/>
      <style:text-properties fo:color="#b2b2b2"/>
    </style:style>
    <style:style style:name="P75" style:family="paragraph">
      <loext:graphic-properties draw:fill="none"/>
      <style:paragraph-properties fo:text-align="center" style:writing-mode="lr-tb"/>
      <style:text-properties fo:color="#b2b2b2" style:font-name="Caladea" fo:font-weight="normal" fo:background-color="transparent" style:font-weight-asian="normal" style:font-weight-complex="normal"/>
    </style:style>
    <style:style style:name="P76" style:family="paragraph">
      <loext:graphic-properties draw:fill="none" draw:fill-color="#ffffff" draw:opacity="100%"/>
      <style:paragraph-properties fo:text-align="center"/>
    </style:style>
    <style:style style:name="P77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8" style:family="paragraph">
      <loext:graphic-properties draw:fill="solid" draw:fill-color="#f9f9f9" draw:opacity="50%"/>
      <style:paragraph-properties fo:text-align="center"/>
    </style:style>
    <style:style style:name="P79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80" style:family="paragraph"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1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2" style:family="paragraph">
      <style:paragraph-properties fo:text-align="center" style:writing-mode="lr-tb"/>
      <style:text-properties style:font-name="Caladea"/>
    </style:style>
    <style:style style:name="P83" style:family="paragraph">
      <loext:graphic-properties draw:fill="none" draw:fill-color="#ffffff" draw:opacity="100%"/>
      <style:paragraph-properties fo:text-align="center" style:writing-mode="lr-tb"/>
      <style:text-properties style:font-name="Caladea"/>
    </style:style>
    <style:style style:name="P84" style:family="paragraph">
      <style:paragraph-properties fo:text-align="center" style:writing-mode="lr-tb"/>
      <style:text-properties style:font-name="Caladea" fo:font-size="12pt" style:font-size-asian="12pt" style:font-size-complex="12pt"/>
    </style:style>
    <style:style style:name="P85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2pt" style:font-size-asian="12pt" style:font-size-complex="12pt"/>
    </style:style>
    <style:style style:name="P86" style:family="paragraph">
      <loext:graphic-properties draw:fill-color="#706e0c"/>
      <style:paragraph-properties fo:text-align="center"/>
    </style:style>
    <style:style style:name="P87" style:family="paragraph">
      <loext:graphic-properties draw:fill="none" draw:fill-color="#ffffff" draw:opacity="100%"/>
      <style:paragraph-properties fo:text-align="center" style:writing-mode="lr-tb"/>
      <style:text-properties style:font-name="Caladea" fo:font-size="17.8999996185303pt"/>
    </style:style>
    <style:style style:name="P88" style:family="paragraph">
      <style:paragraph-properties fo:text-align="start" style:writing-mode="lr-tb"/>
      <style:text-properties style:font-name="Caladea" fo:font-weight="bold" style:font-weight-asian="bold" style:font-weight-complex="bold"/>
    </style:style>
    <style:style style:name="P89" style:family="paragraph">
      <loext:graphic-properties draw:fill="none"/>
      <style:paragraph-properties fo:text-align="start" style:writing-mode="lr-tb"/>
      <style:text-properties style:font-name="Caladea" fo:font-weight="bold" style:font-weight-asian="bold" style:font-weight-complex="bold"/>
    </style:style>
    <style:style style:name="P90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1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2" style:family="paragraph"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3" style:family="paragraph">
      <loext:graphic-properties draw:fill="solid" draw:fill-color="#eeeeee"/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4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style:font-name="Caladea" fo:font-size="10pt" style:font-size-asian="10pt" style:font-size-complex="10pt"/>
    </style:style>
    <style:style style:name="P96" style:family="paragraph">
      <loext:graphic-properties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text-align="center" style:writing-mode="lr-tb"/>
      <style:text-properties style:font-name="Caladea" fo:font-size="10pt" style:font-size-asian="10pt" style:font-size-complex="10pt"/>
    </style:style>
    <style:style style:name="P98" style:family="paragraph"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99" style:family="paragraph">
      <loext:graphic-properties draw:fill="none"/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0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Caladea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103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104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105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6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8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9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110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112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13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14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5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6" style:family="paragraph"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7" style:family="paragraph">
      <loext:graphic-properties draw:fill="none" draw:fill-color="#eeeeee"/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9" style:family="paragraph">
      <loext:graphic-properties draw:fill="solid" draw:fill-color="#ffffd7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20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1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2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3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4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5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6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8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29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131" style:family="paragraph">
      <loext:graphic-properties draw:fill="none" draw:fill-color="#ffffff" draw:opacity="50%"/>
      <style:paragraph-properties style:writing-mode="lr-tb"/>
      <style:text-properties style:font-name="Caladea" fo:font-size="12pt" style:font-size-asian="12pt" style:font-size-complex="12pt"/>
    </style:style>
    <style:style style:name="P132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3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4" style:family="paragraph">
      <loext:graphic-properties draw:fill="none" draw:fill-color="#ffffff" draw:opacity="50%"/>
      <style:paragraph-properties fo:text-align="start" style:writing-mode="lr-tb"/>
      <style:text-properties style:font-name="Caladea" fo:font-size="12pt" style:font-size-asian="12pt" style:font-size-complex="12pt"/>
    </style:style>
    <style:style style:name="P135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36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37" style:family="paragraph">
      <loext:graphic-properties draw:fill="none" draw:fill-color="#ffffff"/>
      <style:paragraph-properties style:writing-mode="lr-tb"/>
      <style:text-properties style:font-name="Caladea"/>
    </style:style>
    <style:style style:name="P138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39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4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141" style:family="paragraph">
      <loext:graphic-properties draw:fill="none" draw:fill-color="#ffffff"/>
      <style:paragraph-properties fo:text-align="center"/>
    </style:style>
    <style:style style:name="P142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143" style:family="paragraph">
      <loext:graphic-properties draw:fill="solid" draw:fill-color="#ffffff"/>
      <style:text-properties style:font-name="Caladea"/>
    </style:style>
    <style:style style:name="P144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145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146" style:family="paragraph">
      <loext:graphic-properties draw:fill="none"/>
      <style:paragraph-properties fo:text-align="center"/>
      <style:text-properties fo:font-weight="bold"/>
    </style:style>
    <style:style style:name="P147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148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149" style:family="paragraph">
      <loext:graphic-properties draw:fill="none" draw:fill-color="#ffffff"/>
      <style:paragraph-properties fo:text-align="center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50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51" style:family="paragraph">
      <style:paragraph-properties fo:text-align="start" style:writing-mode="lr-tb"/>
      <style:text-properties style:font-name="Caladea" fo:font-size="10pt" style:font-size-asian="10pt" style:font-size-complex="10pt"/>
    </style:style>
    <style:style style:name="P152" style:family="paragraph">
      <loext:graphic-properties draw:fill="solid" draw:fill-color="#ffffff" draw:opacity="100%"/>
      <style:paragraph-properties fo:text-align="start" style:writing-mode="lr-tb"/>
      <style:text-properties style:font-name="Caladea" fo:font-size="10pt" style:font-size-asian="10pt" style:font-size-complex="10pt"/>
    </style:style>
    <style:style style:name="P153" style:family="paragraph">
      <loext:graphic-properties draw:fill-color="#ffffff"/>
      <style:paragraph-properties fo:text-align="center"/>
      <style:text-properties style:font-name="Caladea" fo:font-size="14pt" style:font-size-asian="14pt" style:font-size-complex="14pt"/>
    </style:style>
    <style:style style:name="P154" style:family="paragraph">
      <loext:graphic-properties draw:fill="none" draw:fill-color="#ffffff"/>
      <style:paragraph-properties style:writing-mode="lr-tb"/>
      <style:text-properties fo:color="#0066b3" style:font-name="Caladea" fo:font-size="71.9000015258789pt"/>
    </style:style>
    <style:style style:name="P155" style:family="paragraph">
      <loext:graphic-properties draw:fill="none" draw:fill-color="#ffffff"/>
      <style:paragraph-properties style:writing-mode="lr-tb"/>
      <style:text-properties style:font-name="Caladea" fo:font-size="17.8999996185303pt"/>
    </style:style>
    <style:style style:name="P156" style:family="paragraph">
      <loext:graphic-properties draw:fill="none" draw:fill-color="#ffffff"/>
      <style:paragraph-properties style:writing-mode="lr-tb"/>
      <style:text-properties style:font-name="Noto Mono1" fo:font-size="11.8999996185303pt" style:font-size-asian="12pt" style:font-size-complex="12pt"/>
    </style:style>
    <style:style style:name="P157" style:family="paragraph">
      <style:paragraph-properties fo:margin-left="0cm" fo:margin-right="0.102cm" fo:text-indent="0cm"/>
    </style:style>
    <style:style style:name="P158" style:family="paragraph">
      <style:paragraph-properties fo:margin-left="0cm" fo:margin-right="0.102cm" fo:text-align="end" fo:text-indent="0cm"/>
    </style:style>
    <style:style style:name="P159" style:family="paragraph">
      <loext:graphic-properties draw:fill="none" draw:fill-color="#ffffff"/>
      <style:paragraph-properties fo:margin-left="0cm" fo:margin-right="0.102cm" fo:text-indent="0cm" style:writing-mode="lr-tb"/>
      <style:text-properties fo:font-size="17.8999996185303pt"/>
    </style:style>
    <style:style style:name="P160" style:family="paragraph">
      <loext:graphic-properties draw:fill="none"/>
      <style:paragraph-properties style:writing-mode="lr-tb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fo:color="#0066b3" style:font-name="Caladea" fo:font-size="72pt"/>
    </style:style>
    <style:style style:name="T49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1" style:family="text">
      <style:text-properties style:font-name="Noto Mono1" fo:font-size="12pt" style:font-size-asian="12pt" style:font-size-complex="12pt"/>
    </style:style>
    <style:style style:name="T52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3" style:family="text">
      <style:text-properties style:font-name="Carlito" fo:font-size="17.8999996185303pt" fo:font-style="italic" style:font-style-asian="italic" style:font-style-complex="italic"/>
    </style:style>
    <style:style style:name="T54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1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3" xml:id="id8" draw:id="id8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5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6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16" draw:id="id16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6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24" draw:id="id24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6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5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3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30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32" draw:id="id32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5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6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5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5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7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30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ature</text:span></text:p>
          </draw:text-box>
        </draw:frame>
        <draw:custom-shape draw:style-name="gr39" draw:text-style-name="P20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ulnerability</text:span></text:p>
          </draw:text-box>
        </draw:frame>
        <draw:frame draw:style-name="gr21" draw:text-style-name="P21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3" xml:id="id40" draw:id="id40" draw:layer="layout" svg:width="2.26cm" svg:height="1.72cm" svg:x="16.281cm" svg:y="5.825cm">
          <draw:text-box>
            <text:p text:style-name="P22"><text:span text:style-name="T9">Defect</text:span></text:p>
          </draw:text-box>
        </draw:frame>
        <draw:custom-shape draw:style-name="gr40" draw:text-style-name="P24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3" draw:id="id33" draw:layer="layout" svg:width="2.428cm" svg:height="1.72cm" svg:x="3.267cm" svg:y="5.835cm">
          <draw:text-box>
            <text:p text:style-name="P12"><text:span text:style-name="T10">Exploit</text:span></text:p>
          </draw:text-box>
        </draw:frame>
        <draw:frame draw:style-name="gr21" draw:text-style-name="P19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5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20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6" xml:id="id38" draw:id="id38" draw:layer="layout" svg:width="2.952cm" svg:height="1.72cm" svg:x="13.938cm" svg:y="7.146cm">
          <draw:text-box>
            <text:p text:style-name="P12"><text:span text:style-name="T9">Accident</text:span></text:p>
          </draw:text-box>
        </draw:frame>
        <draw:custom-shape draw:style-name="gr40" draw:text-style-name="P24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9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5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5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31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1" draw:text-style-name="P32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ausality</text:span></text:p>
          </draw:text-box>
        </draw:frame>
        <draw:frame draw:style-name="gr18" draw:text-style-name="P33" draw:layer="layout" svg:width="2.952cm" svg:height="1.678cm" svg:x="12.493cm" svg:y="8.587cm">
          <draw:text-box>
            <text:p text:style-name="P12"><text:span text:style-name="T13">Threat</text:span></text:p>
          </draw:text-box>
        </draw:frame>
        <draw:frame draw:style-name="gr18" draw:text-style-name="P19" xml:id="id41" draw:id="id41" draw:layer="layout" svg:width="2.242cm" svg:height="1.678cm" svg:x="3.36cm" svg:y="8.587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9" xml:id="id43" draw:id="id43" draw:layer="layout" svg:width="2.242cm" svg:height="1.678cm" svg:x="22.18cm" svg:y="8.605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4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4" draw:text-style-name="P30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7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20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1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50" draw:text-style-name="P23" xml:id="id51" draw:id="id51" draw:layer="layout" svg:width="2.26cm" svg:height="0.992cm" svg:x="18.281cm" svg:y="6.553cm">
          <draw:text-box>
            <text:p text:style-name="P22"><text:span text:style-name="T9">Defect</text:span></text:p>
          </draw:text-box>
        </draw:frame>
        <draw:custom-shape draw:style-name="gr51" draw:text-style-name="P24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5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50" draw:text-style-name="P19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5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20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6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4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9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50" draw:text-style-name="P19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5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5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31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5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7" draw:id="id57">
          <draw:custom-shape draw:style-name="gr52" draw:text-style-name="P32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6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9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4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4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5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5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9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2" draw:text-style-name="P25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5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216ABE7F27A36B69.png" xlink:type="simple" xlink:show="embed" xlink:actuate="onLoad" loext:mime-type="image/png"/>
          </draw:frame>
        </draw:g>
        <draw:frame draw:style-name="gr50" draw:text-style-name="P19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5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4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5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4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50" draw:text-style-name="P19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5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4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7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5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8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5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5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8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3" draw:text-style-name="P40" draw:layer="layout" svg:width="2.541cm" svg:height="1.27cm" svg:x="8.38cm" svg:y="1.267cm">
          <text:p text:style-name="P39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3" draw:text-style-name="P40" draw:layer="layout" svg:width="2.541cm" svg:height="1.27cm" svg:x="14.476cm" svg:y="1.267cm">
          <text:p text:style-name="P39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2.541cm" svg:height="1.27cm" svg:x="20.595cm" svg:y="1.267cm">
          <text:p text:style-name="P39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9.651cm" svg:y1="4.06cm" svg:x2="15.747cm" svg:y2="4.06cm">
          <text:p/>
        </draw:line>
        <draw:frame draw:style-name="gr21" draw:text-style-name="P19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4" draw:text-style-name="P25" draw:layer="layout" svg:x1="15.755cm" svg:y1="8.415cm" svg:x2="21.851cm" svg:y2="8.415cm">
          <text:p/>
        </draw:line>
        <draw:frame draw:style-name="gr65" draw:text-style-name="P19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6" draw:text-style-name="P19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4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9" draw:text-style-name="P17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71" draw:text-style-name="P42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2" draw:text-style-name="P42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3" draw:text-style-name="P43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6" draw:text-style-name="P17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0" draw:text-style-name="P46" draw:layer="layout" svg:width="6.985cm" svg:height="1.017cm" svg:x="11.809cm" svg:y="3.852cm">
          <draw:text-box>
            <text:p><text:span text:style-name="T17">Propositional Language</text:span></text:p>
          </draw:text-box>
        </draw:frame>
        <draw:custom-shape draw:style-name="gr77" draw:text-style-name="P47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8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79" draw:text-style-name="P49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50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80" draw:text-style-name="P51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8" draw:text-style-name="P52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81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82" draw:text-style-name="P25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3" draw:text-style-name="P25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4" draw:layer="layout" svg:width="11.124cm" svg:height="1.72cm" svg:x="15.777cm" svg:y="3.044cm">
          <draw:text-box>
            <text:p text:style-name="P22"><text:span text:style-name="T10">Security-aware <text:s/>System Specification</text:span></text:p>
          </draw:text-box>
        </draw:frame>
        <draw:frame draw:style-name="gr78" draw:text-style-name="P55" draw:layer="layout" svg:width="5.842cm" svg:height="0.996cm" svg:x="15.063cm" svg:y="4.403cm">
          <draw:text-box>
            <text:p text:style-name="P22"><text:span text:style-name="T6">System States</text:span></text:p>
          </draw:text-box>
        </draw:frame>
        <draw:frame draw:style-name="gr21" draw:text-style-name="P55" draw:layer="layout" svg:width="5.334cm" svg:height="1.72cm" svg:x="15.812cm" svg:y="6.473cm">
          <draw:text-box>
            <text:p text:style-name="P22"><text:span text:style-name="T6">System Evolution</text:span></text:p>
          </draw:text-box>
        </draw:frame>
        <draw:frame draw:style-name="gr15" draw:text-style-name="P55" draw:layer="layout" svg:width="3.742cm" svg:height="2.467cm" svg:x="24.005cm" svg:y="4.809cm">
          <draw:text-box>
            <text:p text:style-name="P22"><text:span text:style-name="T6">Risk</text:span></text:p>
            <text:p text:style-name="P22"><text:span text:style-name="T6">Assessment</text:span></text:p>
          </draw:text-box>
        </draw:frame>
        <draw:custom-shape draw:style-name="gr85" draw:text-style-name="P41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2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54" draw:layer="layout" svg:width="11.124cm" svg:height="1.664cm" svg:x="17.601cm" svg:y="8.416cm">
          <draw:text-box>
            <text:p text:style-name="P22"><text:span text:style-name="T10">Security-aware <text:s/>System Design</text:span></text:p>
          </draw:text-box>
        </draw:frame>
        <draw:custom-shape draw:style-name="gr85" draw:text-style-name="P41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55" draw:layer="layout" svg:width="8.43cm" svg:height="1.741cm" svg:x="15.445cm" svg:y="5.422cm">
          <draw:text-box>
            <text:p text:style-name="P22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7" draw:text-style-name="P52" draw:layer="layout" svg:width="9.767cm" svg:height="1.02cm" svg:x="2.994cm" svg:y="5.545cm">
          <draw:text-box>
            <text:p text:style-name="P8"><text:span text:style-name="T10">System &amp; Security Specification</text:span></text:p>
          </draw:text-box>
        </draw:frame>
        <draw:g>
          <draw:frame draw:style-name="gr83" draw:text-style-name="P25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5" draw:text-style-name="P4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52" draw:layer="layout" svg:width="7.427cm" svg:height="0.992cm" svg:x="6.61cm" svg:y="9.282cm">
          <draw:text-box>
            <text:p text:style-name="P8"><text:span text:style-name="T10">System &amp; Security Design</text:span></text:p>
          </draw:text-box>
        </draw:frame>
        <draw:custom-shape draw:style-name="gr85" draw:text-style-name="P4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5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879cm" svg:height="0.992cm" svg:x="6.781cm" svg:y="7.351cm">
          <draw:text-box>
            <text:p text:style-name="P22"><text:span text:style-name="T6">Functional Architecture</text:span></text:p>
          </draw:text-box>
        </draw:frame>
        <draw:frame draw:style-name="gr89" draw:text-style-name="P9" draw:layer="layout" svg:width="4.945cm" svg:height="1.733cm" svg:x="1.808cm" svg:y="6.614cm">
          <draw:text-box>
            <text:p text:style-name="P8"><text:span text:style-name="T6">Security Risk</text:span></text:p>
            <text:p text:style-name="P8"><text:span text:style-name="T6">Assessment</text:span></text:p>
          </draw:text-box>
        </draw:frame>
        <draw:frame draw:style-name="gr50" draw:text-style-name="P55" draw:layer="layout" svg:width="6.285cm" svg:height="0.992cm" svg:x="7.161cm" svg:y="6.614cm">
          <draw:text-box>
            <text:p text:style-name="P22"><text:span text:style-name="T6">Physical Architecture</text:span></text:p>
          </draw:text-box>
        </draw:frame>
        <draw:custom-shape draw:style-name="gr90" draw:text-style-name="P25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5.283cm" svg:height="0.992cm" svg:x="10.219cm" svg:y="10.966cm">
          <draw:text-box>
            <text:p text:style-name="P22"><text:span text:style-name="T6">Physical <text:s/>Logic</text:span></text:p>
          </draw:text-box>
        </draw:frame>
        <draw:frame draw:style-name="gr50" draw:text-style-name="P55" draw:layer="layout" svg:width="5.937cm" svg:height="0.992cm" svg:x="9.314cm" svg:y="10.205cm">
          <draw:text-box>
            <text:p text:style-name="P22"><text:span text:style-name="T6">Functional Logic</text:span></text:p>
          </draw:text-box>
        </draw:frame>
        <draw:frame draw:style-name="gr89" draw:text-style-name="P9" draw:layer="layout" svg:width="6.594cm" svg:height="1.733cm" svg:x="2.259cm" svg:y="10.225cm">
          <draw:text-box>
            <text:p text:style-name="P8"><text:span text:style-name="T6">Function Logic Security Verification</text:span></text:p>
          </draw:text-box>
        </draw:frame>
        <draw:frame draw:style-name="gr91" draw:text-style-name="P52" draw:layer="layout" svg:width="9.856cm" svg:height="1.019cm" svg:x="5.433cm" svg:y="12.616cm">
          <draw:text-box>
            <text:p text:style-name="P8"><text:span text:style-name="T10">System &amp; Security Implementation</text:span></text:p>
          </draw:text-box>
        </draw:frame>
        <draw:custom-shape draw:style-name="gr85" draw:text-style-name="P4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6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90" draw:text-style-name="P25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434cm" svg:height="0.992cm" svg:x="9.967cm" svg:y="14.167cm">
          <draw:text-box>
            <text:p text:style-name="P22"><text:span text:style-name="T6">Implementation code</text:span></text:p>
          </draw:text-box>
        </draw:frame>
        <draw:frame draw:style-name="gr50" draw:text-style-name="P55" draw:layer="layout" svg:width="6.237cm" svg:height="0.992cm" svg:x="9.618cm" svg:y="13.426cm">
          <draw:text-box>
            <text:p text:style-name="P22"><text:span text:style-name="T6">HW/SW Architecture</text:span></text:p>
          </draw:text-box>
        </draw:frame>
        <draw:frame draw:style-name="gr89" draw:text-style-name="P9" draw:layer="layout" svg:width="6.594cm" svg:height="1.733cm" svg:x="2.759cm" svg:y="13.426cm">
          <draw:text-box>
            <text:p text:style-name="P8"><text:span text:style-name="T6">Design Compliance</text:span></text:p>
            <text:p text:style-name="P8"><text:span text:style-name="T6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2" draw:text-style-name="P57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19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95" draw:text-style-name="P19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94" draw:text-style-name="P59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96" draw:text-style-name="P59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94" draw:text-style-name="P59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96" draw:text-style-name="P60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96" draw:text-style-name="P60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95" draw:text-style-name="P60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7" draw:text-style-name="P25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57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35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95" draw:text-style-name="P35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94" draw:text-style-name="P59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96" draw:text-style-name="P59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94" draw:text-style-name="P61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96" draw:text-style-name="P60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98" draw:text-style-name="P60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99" draw:text-style-name="P62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4" draw:text-style-name="P60" draw:layer="layout" svg:width="3.556cm" svg:height="1.72cm" svg:x="14.504cm" svg:y="10.059cm">
          <draw:text-box>
            <text:p text:style-name="P12"><text:span text:style-name="T19">Research</text:span></text:p>
          </draw:text-box>
        </draw:frame>
        <draw:frame draw:style-name="gr94" draw:text-style-name="P63" draw:layer="layout" svg:width="4.318cm" svg:height="1.72cm" svg:x="9.651cm" svg:y="7.827cm">
          <draw:text-box>
            <text:p text:style-name="P12"><text:span text:style-name="T20">Methodology</text:span></text:p>
          </draw:text-box>
        </draw:frame>
        <draw:frame draw:style-name="gr100" draw:text-style-name="P63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100" draw:text-style-name="P63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01" draw:text-style-name="P63" draw:layer="layout" svg:width="4.318cm" svg:height="2.407cm" svg:x="9.651cm" svg:y="2.911cm">
          <draw:text-box>
            <text:p text:style-name="P12"><text:span text:style-name="T20">Sextus Empiricus</text:span></text:p>
          </draw:text-box>
        </draw:frame>
        <draw:frame draw:style-name="gr102" draw:text-style-name="P63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02" draw:text-style-name="P63" draw:layer="layout" svg:width="4.318cm" svg:height="1.741cm" svg:x="18.641cm" svg:y="3.244cm">
          <draw:text-box>
            <text:p text:style-name="P12"><text:span text:style-name="T20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3" draw:text-style-name="P64" draw:layer="layout" svg:width="5.842cm" svg:height="5.843cm" svg:x="3.251cm" svg:y="4.951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7.898cm" svg:y="4.90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7.061cm" svg:y="8.48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0.761cm" svg:y="7.237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3.58cm" svg:y="9.64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.52cm" svg:y="3.655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5.026cm" svg:y="2.537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07" draw:text-style-name="P30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5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05" draw:text-style-name="P64" draw:layer="layout" svg:width="3.686cm" svg:height="3.685cm" svg:x="2.649cm" svg:y="5.762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108" draw:text-style-name="P30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7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39" draw:text-style-name="P20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78" draw:text-style-name="P69" xml:id="id62" draw:id="id62" draw:layer="layout" svg:width="4.063cm" svg:height="0.996cm" svg:x="7.308cm" svg:y="5.772cm">
            <draw:text-box>
              <text:p text:style-name="P8"><text:span text:style-name="T23">Vulnerability</text:span></text:p>
            </draw:text-box>
          </draw:frame>
          <draw:frame draw:style-name="gr110" draw:text-style-name="P70" xml:id="id64" draw:id="id64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1" draw:text-style-name="P71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72" xml:id="id61" draw:id="id61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73" xml:id="id63" draw:id="id63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5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12" draw:text-style-name="P25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5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13" draw:text-style-name="P74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8" draw:text-style-name="P75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73" xml:id="id65" draw:id="id65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4" draw:text-style-name="P25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4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15" draw:text-style-name="P17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6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7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8" draw:text-style-name="P77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9" draw:text-style-name="P68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9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7" draw:text-style-name="P17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20" draw:text-style-name="P25" draw:layer="layout" svg:x1="19.979cm" svg:y1="6.768cm" svg:x2="19.979cm" svg:y2="11.987cm">
            <text:p/>
          </draw:line>
          <draw:line draw:style-name="gr120" draw:text-style-name="P25" draw:layer="layout" svg:x1="20.127cm" svg:y1="6.769cm" svg:x2="20.127cm" svg:y2="11.988cm">
            <text:p/>
          </draw:line>
        </draw:g>
        <draw:line draw:style-name="gr64" draw:text-style-name="P25" draw:layer="layout" svg:x1="20.126cm" svg:y1="9.378cm" svg:x2="21.248cm" svg:y2="9.378cm">
          <text:p/>
        </draw:line>
        <draw:custom-shape draw:style-name="gr121" draw:text-style-name="P78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7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9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9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23" draw:text-style-name="P79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4" draw:text-style-name="P81" xml:id="id67" draw:id="id67" draw:layer="layout" svg:width="3.049cm" svg:height="0.762cm" svg:x="15.272cm" svg:y="8.913cm">
          <text:p text:style-name="P80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5" draw:text-style-name="P83" draw:layer="layout" svg:width="4.646cm" svg:height="5.08cm" svg:x="20.754cm" svg:y="6.322cm">
            <text:p text:style-name="P8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8" draw:id="id68" draw:layer="layout" svg:width="3.484cm" svg:height="0.762cm" svg:x="21.335cm" svg:y="7.592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70" draw:id="id70" draw:layer="layout" svg:width="3.484cm" svg:height="0.762cm" svg:x="21.335cm" svg:y="10.132cm">
            <text:p text:style-name="P84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9" draw:id="id69" draw:layer="layout" svg:width="3.484cm" svg:height="0.762cm" svg:x="21.335cm" svg:y="8.608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5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5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5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5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4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7" draw:text-style-name="P83" draw:layer="layout" svg:width="9.906cm" svg:height="4.826cm" svg:x="17.833cm" svg:y="0.25cm">
            <text:p text:style-name="P8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2" draw:id="id72" draw:layer="layout" svg:width="3.048cm" svg:height="0.764cm" svg:x="18.074cm" svg:y="1.52cm">
            <text:p text:style-name="P84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4" draw:id="id74" draw:layer="layout" svg:width="3.048cm" svg:height="0.762cm" svg:x="18.074cm" svg:y="4.062cm">
            <text:p text:style-name="P84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76" draw:id="id76" draw:layer="layout" svg:width="3.528cm" svg:height="1.27cm" svg:x="23.957cm" svg:y="1.52cm">
            <text:p text:style-name="P84"><text:span text:style-name="T12">System</text:span></text:p>
            <text:p text:style-name="P84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77" draw:id="id77" draw:layer="layout" svg:width="3.528cm" svg:height="1.27cm" svg:x="23.957cm" svg:y="3.554cm">
            <text:p text:style-name="P84"><text:span text:style-name="T12">System</text:span></text:p>
            <text:p text:style-name="P84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32" draw:text-style-name="P86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31" draw:text-style-name="P25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31" draw:text-style-name="P25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31" draw:text-style-name="P25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31" draw:text-style-name="P25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27" draw:text-style-name="P83" draw:layer="layout" svg:width="9.906cm" svg:height="4.826cm" svg:x="6.619cm" svg:y="0.25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9" draw:id="id79" draw:layer="layout" svg:width="3.048cm" svg:height="0.764cm" svg:x="6.86cm" svg:y="1.5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81" draw:id="id81" draw:layer="layout" svg:width="3.048cm" svg:height="0.762cm" svg:x="6.86cm" svg:y="4.062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83" draw:id="id83" draw:layer="layout" svg:width="3.528cm" svg:height="1.27cm" svg:x="12.743cm" svg:y="1.5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84" draw:id="id84" draw:layer="layout" svg:width="3.528cm" svg:height="1.27cm" svg:x="12.743cm" svg:y="3.554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32" draw:text-style-name="P86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31" draw:text-style-name="P25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31" draw:text-style-name="P25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31" draw:text-style-name="P25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31" draw:text-style-name="P25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24" draw:text-style-name="P81" xml:id="id86" draw:id="id86" draw:layer="layout" svg:width="3.049cm" svg:height="0.762cm" svg:x="15.265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3" draw:text-style-name="P83" draw:layer="layout" svg:width="4.46cm" svg:height="5.08cm" svg:x="9.342cm" svg:y="10.411cm">
            <text:p text:style-name="P8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7" draw:id="id87" draw:layer="layout" svg:width="3.345cm" svg:height="0.762cm" svg:x="9.899cm" svg:y="11.681cm">
            <text:p text:style-name="P84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90" draw:id="id90" draw:layer="layout" svg:width="3.345cm" svg:height="0.762cm" svg:x="9.899cm" svg:y="14.221cm">
            <text:p text:style-name="P84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8" draw:id="id88" draw:layer="layout" svg:width="3.345cm" svg:height="0.762cm" svg:x="9.899cm" svg:y="12.697cm">
            <text:p text:style-name="P84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5" draw:text-style-name="P25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5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5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5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5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4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6" draw:text-style-name="P25" draw:layer="layout" svg:x1="11.572cm" svg:y1="5.23cm" svg:x2="11.572cm" svg:y2="10.16cm">
          <text:p/>
        </draw:line>
        <draw:line draw:style-name="gr136" draw:text-style-name="P25" draw:layer="layout" svg:x1="22.786cm" svg:y1="5.23cm" svg:x2="22.786cm" svg:y2="6.222cm">
          <text:p/>
        </draw:line>
        <draw:frame draw:style-name="gr137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7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27" draw:text-style-name="P83" draw:layer="layout" svg:width="9.906cm" svg:height="4.826cm" svg:x="6.619cm" svg:y="17.152cm">
            <text:p text:style-name="P8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91" draw:id="id91" draw:layer="layout" svg:width="3.048cm" svg:height="0.764cm" svg:x="6.86cm" svg:y="18.422cm">
            <text:p text:style-name="P84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93" draw:id="id93" draw:layer="layout" svg:width="3.048cm" svg:height="0.762cm" svg:x="6.86cm" svg:y="20.964cm">
            <text:p text:style-name="P84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95" draw:id="id95" draw:layer="layout" svg:width="3.528cm" svg:height="1.27cm" svg:x="12.743cm" svg:y="18.422cm">
            <text:p text:style-name="P84"><text:span text:style-name="T12">Exploitation</text:span></text:p>
            <text:p text:style-name="P84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96" draw:id="id96" draw:layer="layout" svg:width="3.528cm" svg:height="1.27cm" svg:x="12.743cm" svg:y="20.4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32" draw:text-style-name="P86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31" draw:text-style-name="P25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31" draw:text-style-name="P25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31" draw:text-style-name="P25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31" draw:text-style-name="P25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38" draw:text-style-name="P87" xml:id="id100" draw:id="id100" draw:layer="layout" svg:width="4.672cm" svg:height="5.08cm" svg:x="20.728cm" svg:y="12.19cm">
          <text:p text:style-name="P39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xml:id="id98" draw:id="id98" draw:layer="layout" svg:width="3.048cm" svg:height="0.762cm" svg:x="21.54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5.999cm">
          <text:p text:style-name="P80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4.475cm">
          <text:p text:style-name="P80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9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5" draw:text-style-name="P25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36" draw:text-style-name="P25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37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39" draw:text-style-name="P89" draw:layer="layout" svg:width="8.382cm" svg:height="5.926cm" svg:x="13.174cm" svg:y="1.44cm">
          <text:p text:style-name="P88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0" draw:text-style-name="P91" draw:layer="layout" svg:width="2.032cm" svg:height="0.762cm" svg:x="13.867cm" svg:y="2.902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91" draw:layer="layout" svg:width="2.883cm" svg:height="2.286cm" svg:x="18cm" svg:y="3.302cm">
          <text:p text:style-name="P90"><text:span text:style-name="T29">ABF</text:span></text:p>
          <text:p text:style-name="P90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3" draw:text-style-name="P93" draw:layer="layout" svg:width="2.032cm" svg:height="1.016cm" svg:x="18.496cm" svg:y="4.393cm">
          <text:p text:style-name="P92"><text:span text:style-name="T30">Quantifiers</text:span></text:p>
          <text:p text:style-name="P9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40" draw:text-style-name="P91" draw:layer="layout" svg:width="2.032cm" svg:height="0.762cm" svg:x="13.888cm" svg:y="4.064cm">
          <text:p text:style-name="P90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45" draw:text-style-name="P94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62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46" draw:text-style-name="P95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47" draw:text-style-name="P89" draw:layer="layout" svg:width="9.144cm" svg:height="11.176cm" svg:x="2.398cm" svg:y="1.524cm">
          <text:p text:style-name="P88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8" draw:text-style-name="P96" draw:layer="layout" svg:width="1.524cm" svg:height="2.032cm" svg:x="6.081cm" svg:y="2.794cm">
          <text:p text:style-name="P90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9" draw:text-style-name="P94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0" draw:text-style-name="P94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2" draw:text-style-name="P99" draw:layer="layout" svg:width="6.35cm" svg:height="6.35cm" svg:x="3.668cm" svg:y="5.588cm">
          <text:p text:style-name="P98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3" draw:text-style-name="P94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12" draw:layer="layout" svg:x1="5.616cm" svg:y1="6.477cm" svg:x2="6.832cm" svg:y2="8.119cm" draw:start-shape="id107" draw:start-glue-point="10" draw:end-shape="id108" draw:end-glue-point="6" svg:d="M5616 6477h609v1642h607" svg:viewBox="0 0 1217 1643">
          <text:p/>
        </draw:connector>
        <draw:connector draw:style-name="gr155" draw:text-style-name="P12" draw:layer="layout" svg:x1="5.616cm" svg:y1="7.477cm" svg:x2="6.832cm" svg:y2="8.119cm" draw:start-shape="id109" draw:start-glue-point="10" draw:end-shape="id108" draw:end-glue-point="6" svg:d="M5616 7477h609v642h607" svg:viewBox="0 0 1217 643">
          <text:p/>
        </draw:connector>
        <draw:connector draw:style-name="gr155" draw:text-style-name="P12" draw:layer="layout" svg:x1="5.616cm" svg:y1="9.377cm" svg:x2="6.832cm" svg:y2="8.119cm" draw:start-shape="id110" draw:start-glue-point="10" draw:end-shape="id108" draw:end-glue-point="6" svg:d="M5616 9377h609v-1258h607" svg:viewBox="0 0 1217 1259">
          <text:p/>
        </draw:connector>
        <draw:connector draw:style-name="gr154" draw:text-style-name="P12" draw:layer="layout" svg:x1="7.086cm" svg:y1="8.119cm" svg:x2="8.194cm" svg:y2="6.477cm" draw:start-shape="id108" draw:start-glue-point="10" draw:end-shape="id111" draw:end-glue-point="6" svg:d="M7086 8119h555v-1642h553" svg:viewBox="0 0 1109 1643">
          <text:p/>
        </draw:connector>
        <draw:connector draw:style-name="gr155" draw:text-style-name="P12" draw:layer="layout" svg:x1="7.086cm" svg:y1="8.119cm" svg:x2="8.194cm" svg:y2="7.477cm" draw:start-shape="id108" draw:start-glue-point="10" draw:end-shape="id112" draw:end-glue-point="6" svg:d="M7086 8119h555v-642h553" svg:viewBox="0 0 1109 643">
          <text:p/>
        </draw:connector>
        <draw:connector draw:style-name="gr154" draw:text-style-name="P12" draw:layer="layout" svg:x1="7.086cm" svg:y1="8.119cm" svg:x2="8.194cm" svg:y2="9.377cm" draw:start-shape="id108" draw:start-glue-point="10" draw:end-shape="id113" draw:end-glue-point="6" svg:d="M7086 8119h555v1258h553" svg:viewBox="0 0 1109 1259">
          <text:p/>
        </draw:connector>
        <draw:line draw:style-name="gr156" draw:text-style-name="P25" draw:layer="layout" svg:x1="6.081cm" svg:y1="4.572cm" svg:x2="4.43cm" svg:y2="5.588cm">
          <text:p/>
        </draw:line>
        <draw:line draw:style-name="gr156" draw:text-style-name="P25" draw:layer="layout" svg:x1="7.605cm" svg:y1="4.572cm" svg:x2="9.256cm" svg:y2="5.588cm">
          <text:p/>
        </draw:line>
        <draw:frame draw:style-name="gr157" draw:text-style-name="P97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59" draw:text-style-name="P97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1" draw:text-style-name="P62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60" draw:text-style-name="P10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5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27" draw:text-style-name="P83" draw:layer="layout" svg:width="9.906cm" svg:height="4.826cm" svg:x="12.954cm" svg:y="9.652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116" draw:id="id116" draw:layer="layout" svg:width="3.048cm" svg:height="0.764cm" svg:x="13.195cm" svg:y="10.92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118" draw:id="id118" draw:layer="layout" svg:width="3.048cm" svg:height="0.762cm" svg:x="13.195cm" svg:y="13.464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120" draw:id="id120" draw:layer="layout" svg:width="3.528cm" svg:height="1.27cm" svg:x="19.078cm" svg:y="10.92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121" draw:id="id121" draw:layer="layout" svg:width="3.528cm" svg:height="1.27cm" svg:x="19.078cm" svg:y="12.9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32" draw:text-style-name="P86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31" draw:text-style-name="P25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31" draw:text-style-name="P25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31" draw:text-style-name="P25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31" draw:text-style-name="P25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61" draw:text-style-name="P89" draw:layer="layout" svg:width="17.196cm" svg:height="7.62cm" svg:x="5.808cm" svg:y="21.124cm">
          <text:p text:style-name="P88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3.54cm" svg:y1="25.15cm" svg:x2="5.572cm" svg:y2="25.15cm">
          <text:p/>
        </draw:line>
        <draw:line draw:style-name="gr162" draw:text-style-name="P25" draw:layer="layout" svg:x1="3.54cm" svg:y1="27.55cm" svg:x2="5.572cm" svg:y2="27.55cm">
          <text:p/>
        </draw:line>
        <draw:frame draw:style-name="gr163" draw:text-style-name="P10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4" draw:text-style-name="P10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5" draw:text-style-name="P91" xml:id="id125" draw:id="id125" draw:layer="layout" svg:width="3.81cm" svg:height="1.27cm" svg:x="7.948cm" svg:y="23.956cm">
          <text:p text:style-name="P90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44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65" draw:text-style-name="P91" xml:id="id129" draw:id="id129" draw:layer="layout" svg:width="3.81cm" svg:height="1.27cm" svg:x="7.948cm" svg:y="26.712cm">
          <text:p text:style-name="P90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44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66" draw:text-style-name="P10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7" draw:text-style-name="P10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7" draw:text-style-name="P10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8" draw:text-style-name="P91" xml:id="id131" draw:id="id131" draw:layer="layout" svg:width="2.032cm" svg:height="0.762cm" svg:x="9.726cm" svg:y="21.408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69" draw:text-style-name="P91" draw:layer="layout" svg:width="3.302cm" svg:height="2.632cm" svg:x="18cm" svg:y="22.586cm">
          <text:p text:style-name="P90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70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5" draw:layer="layout" svg:x1="23.08cm" svg:y1="25.519cm" svg:x2="25.112cm" svg:y2="25.519cm">
            <text:p/>
          </draw:line>
          <draw:custom-shape draw:style-name="gr170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1" draw:text-style-name="P62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10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1" draw:text-style-name="P62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5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5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72" draw:text-style-name="P89" draw:layer="layout" svg:width="8.382cm" svg:height="4.91cm" svg:x="13.97cm" svg:y="15.24cm">
          <text:p text:style-name="P88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41" draw:text-style-name="P62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3" draw:text-style-name="P91" draw:layer="layout" svg:width="2.032cm" svg:height="1.524cm" svg:x="13.23cm" svg:y="6.024cm">
          <text:p text:style-name="P90"><text:span text:style-name="T29">Agent</text:span></text:p>
          <text:p text:style-name="P90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3" draw:text-style-name="P91" draw:layer="layout" svg:width="2.032cm" svg:height="1.524cm" svg:x="9.557cm" svg:y="6.024cm">
            <text:p text:style-name="P90"><text:span text:style-name="T29">Agent</text:span></text:p>
            <text:p text:style-name="P90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4" draw:text-style-name="P104" xml:id="id140" draw:id="id140" draw:layer="layout" svg:width="0.507cm" svg:height="0.371cm" svg:x="9.304cm" svg:y="6.601cm">
            <text:p text:style-name="P103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4" draw:text-style-name="P104" xml:id="id137" draw:id="id137" draw:layer="layout" svg:width="0.507cm" svg:height="0.371cm" svg:x="11.336cm" svg:y="6.601cm">
            <text:p text:style-name="P103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4" draw:text-style-name="P104" xml:id="id138" draw:id="id138" draw:layer="layout" svg:width="0.507cm" svg:height="0.371cm" svg:x="12.97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104" xml:id="id141" draw:id="id141" draw:layer="layout" svg:width="0.507cm" svg:height="0.371cm" svg:x="15.002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1.843cm" svg:y1="6.786cm" svg:x2="12.97cm" svg:y2="6.786cm" draw:start-shape="id137" draw:start-glue-point="1" draw:end-shape="id138" draw:end-glue-point="3" svg:d="M11843 6786h1127" svg:viewBox="0 0 1128 1">
          <text:p/>
        </draw:connector>
        <draw:custom-shape draw:style-name="gr175" draw:text-style-name="P105" draw:layer="layout" svg:width="8.636cm" svg:height="3.048cm" svg:x="7.942cm" svg:y="4.826cm">
          <text:p text:style-name="P90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4" draw:text-style-name="P104" xml:id="id139" draw:id="id139" draw:layer="layout" svg:width="0.507cm" svg:height="0.371cm" svg:x="7.684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8.191cm" svg:y1="6.786cm" svg:x2="9.304cm" svg:y2="6.786cm" draw:start-shape="id139" draw:start-glue-point="1" draw:end-shape="id140" draw:end-glue-point="3" svg:d="M8191 6786h1113" svg:viewBox="0 0 1114 1">
          <text:p/>
        </draw:connector>
        <draw:connector draw:style-name="gr144" draw:text-style-name="P12" draw:layer="layout" svg:x1="8.191cm" svg:y1="6.786cm" svg:x2="9.304cm" svg:y2="6.786cm" draw:end-shape="id140" draw:end-glue-point="3" svg:d="M8191 6786h1113" svg:viewBox="0 0 1114 1">
          <text:p/>
        </draw:connector>
        <draw:custom-shape draw:style-name="gr174" draw:text-style-name="P104" xml:id="id142" draw:id="id142" draw:layer="layout" svg:width="0.507cm" svg:height="0.371cm" svg:x="16.344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5.509cm" svg:y1="6.786cm" svg:x2="16.344cm" svg:y2="6.786cm" draw:start-shape="id141" draw:start-glue-point="1" draw:end-shape="id142" draw:end-glue-point="3" svg:d="M15509 6786h835" svg:viewBox="0 0 836 1">
          <text:p/>
        </draw:connector>
        <draw:custom-shape draw:style-name="gr176" draw:text-style-name="P107" draw:layer="layout" svg:width="6.096cm" svg:height="3.056cm" svg:x="9.176cm" svg:y="8.628cm">
          <text:p text:style-name="P106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08" draw:layer="layout" svg:width="2.667cm" svg:height="1.778cm" svg:x="10.989cm" svg:y="9.744cm">
          <text:p text:style-name="P90"><text:span text:style-name="T29">Functional</text:span><text:span text:style-name="T29"><text:line-break/></text:span><text:span text:style-name="T29">Architecture</text:span></text:p>
          <text:p text:style-name="P90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5" draw:text-style-name="P25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5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55" draw:text-style-name="P25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5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5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5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5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5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8.942cm" svg:y="10.577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5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14.987cm" svg:y="10.577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25" draw:layer="layout" svg:x1="15.493cm" svg:y1="10.762cm" svg:x2="17.498cm" svg:y2="10.762cm">
          <text:p/>
        </draw:line>
        <draw:line draw:style-name="gr55" draw:text-style-name="P25" draw:layer="layout" svg:x1="9.449cm" svg:y1="10.762cm" svg:x2="10.968cm" svg:y2="10.762cm">
          <text:p/>
        </draw:line>
        <draw:line draw:style-name="gr55" draw:text-style-name="P25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5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5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5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55" draw:text-style-name="P25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8" draw:text-style-name="P110" draw:layer="layout" svg:width="13.116cm" svg:height="0.508cm" svg:x="4.616cm" svg:y="4.82cm">
          <text:p text:style-name="P109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79" draw:text-style-name="P82" draw:layer="measurelines" svg:x1="4.616cm" svg:y1="5.49cm" svg:x2="6.302cm" svg:y2="5.49cm">
          <text:p text:style-name="P111"><text:span text:style-name="T36">1</text:span></text:p>
        </draw:measure>
        <draw:measure draw:style-name="gr179" draw:text-style-name="P82" draw:layer="layout" svg:x1="6.302cm" svg:y1="5.49cm" svg:x2="17.732cm" svg:y2="5.48cm">
          <text:p text:style-name="P111"><text:span text:style-name="T36">53</text:span></text:p>
        </draw:measure>
        <draw:g>
          <svg:title>TexMaths</svg:title>
          <svg:desc>18§display§A,B§svg§600§FALSE§</svg:desc>
          <draw:frame draw:style-name="gr57" draw:text-style-name="P25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57" draw:text-style-name="P25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57" draw:text-style-name="P25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80" draw:text-style-name="P25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1" draw:text-style-name="P19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3" draw:text-style-name="P19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79" draw:text-style-name="P82" draw:layer="layout" svg:x1="17.737cm" svg:y1="5.5cm" svg:x2="21.37cm" svg:y2="5.498cm">
          <text:p text:style-name="P111"><text:span text:style-name="T36">72</text:span></text:p>
        </draw:measure>
        <draw:custom-shape draw:style-name="gr182" draw:text-style-name="P112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9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6" draw:text-style-name="P25" draw:layer="layout" svg:x1="4.494cm" svg:y1="5.566cm" svg:x2="4.494cm" svg:y2="8.614cm">
          <text:p/>
        </draw:line>
        <draw:line draw:style-name="gr156" draw:text-style-name="P25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83" draw:text-style-name="P12" draw:layer="layout" svg:x1="7.531cm" svg:y1="1.705cm" svg:x2="7.531cm" svg:y2="24.236cm">
          <text:p/>
        </draw:line>
        <draw:frame draw:style-name="gr184" draw:text-style-name="P113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5" draw:text-style-name="P115" xml:id="id147" draw:id="id147" draw:layer="layout" svg:width="5.135cm" svg:height="0.941cm" svg:x="0.885cm" svg:y="9.4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6" draw:id="id156" draw:layer="layout" svg:width="5.135cm" svg:height="0.941cm" svg:x="0.885cm" svg:y="14.612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9" draw:id="id159" draw:layer="layout" svg:width="5.135cm" svg:height="0.941cm" svg:x="0.885cm" svg:y="19.556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7" xml:id="id144" draw:id="id144" draw:layer="layout" svg:width="2.438cm" svg:height="1.789cm" svg:x="8.564cm" svg:y="4.98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8" xml:id="id148" draw:id="id148" draw:layer="layout" svg:width="3.215cm" svg:height="1.789cm" svg:x="12.519cm" svg:y="7.975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9" xml:id="id145" draw:id="id145" draw:layer="layout" svg:width="2.438cm" svg:height="1.789cm" svg:x="19.623cm" svg:y="4.8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121" xml:id="id154" draw:id="id154" draw:layer="layout" svg:width="2.698cm" svg:height="1.789cm" svg:x="18.257cm" svg:y="10.069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23" xml:id="id143" draw:id="id143" draw:layer="layout" svg:width="2.438cm" svg:height="1.789cm" svg:x="8.564cm" svg:y="9.02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1" draw:text-style-name="P118" xml:id="id151" draw:id="id151" draw:layer="layout" svg:width="3.203cm" svg:height="1.789cm" svg:x="12.519cm" svg:y="10.069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25" xml:id="id155" draw:id="id155" draw:layer="layout" svg:width="3.763cm" svg:height="2.061cm" svg:x="17.436cm" svg:y="14.052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3" draw:text-style-name="P123" xml:id="id146" draw:id="id146" draw:layer="layout" svg:width="2.733cm" svg:height="2.051cm" svg:x="24.127cm" svg:y="14.057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4" draw:text-style-name="P127" xml:id="id157" draw:id="id157" draw:layer="layout" svg:width="3.409cm" svg:height="1.789cm" svg:x="11.732cm" svg:y="22.285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5" draw:text-style-name="P129" xml:id="id158" draw:id="id158" draw:layer="layout" svg:width="3.509cm" svg:height="2.342cm" svg:x="11.682cm" svg:y="18.855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xml:id="id150" draw:id="id150" draw:layer="layout" svg:x1="11.002cm" svg:y1="9.92cm" svg:x2="11.002cm" svg:y2="9.92cm" draw:start-shape="id143" draw:start-glue-point="1" draw:end-shape="id143" svg:d="M11002 9920z" svg:viewBox="0 0 1 1">
          <text:p/>
        </draw:connector>
        <draw:connector draw:style-name="gr64" draw:text-style-name="P25" draw:layer="layout" draw:type="line" svg:x1="9.783cm" svg:y1="6.769cm" svg:x2="9.783cm" svg:y2="9.026cm" draw:start-shape="id144" draw:start-glue-point="2" draw:end-shape="id143" draw:end-glue-point="0" svg:d="M9783 6769v2257" svg:viewBox="0 0 1 2258">
          <text:p/>
        </draw:connector>
        <draw:connector draw:style-name="gr64" draw:text-style-name="P25" draw:layer="layout" svg:x1="22.061cm" svg:y1="5.744cm" svg:x2="25.493cm" svg:y2="14.057cm" draw:start-shape="id145" draw:start-glue-point="1" draw:end-shape="id146" draw:end-glue-point="0" svg:d="M22061 5744h3432v8313" svg:viewBox="0 0 3433 8314">
          <text:p/>
        </draw:connector>
        <draw:connector draw:style-name="gr64" draw:text-style-name="P25" draw:layer="layout" draw:type="line" svg:x1="6.02cm" svg:y1="9.92cm" svg:x2="8.564cm" svg:y2="9.92cm" draw:start-shape="id147" draw:start-glue-point="1" draw:end-shape="id143" draw:end-glue-point="3" svg:d="M6020 9920h2544" svg:viewBox="0 0 2545 1">
          <text:p/>
        </draw:connector>
        <draw:custom-shape draw:style-name="gr196" draw:text-style-name="P123" draw:layer="layout" svg:width="11.466cm" svg:height="4.087cm" svg:x="11.876cm" svg:y="2.97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7" draw:text-style-name="P123" xml:id="id153" draw:id="id153" draw:layer="layout" svg:width="3.871cm" svg:height="2.987cm" svg:x="18.947cm" svg:y="3.84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130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199" draw:text-style-name="P25" draw:layer="layout" svg:x1="15.734cm" svg:y1="8.869cm" svg:x2="14.398cm" svg:y2="6.639cm" draw:start-shape="id148" draw:start-glue-point="1" draw:end-shape="id149" draw:end-glue-point="2" svg:d="M15734 8869h500v-1563h-1836v-667" svg:viewBox="0 0 1837 2231">
          <text:p/>
        </draw:connector>
        <draw:custom-shape draw:style-name="gr197" draw:text-style-name="P123" xml:id="id152" draw:id="id152" draw:layer="layout" svg:width="3.871cm" svg:height="2.987cm" svg:x="12.447cm" svg:y="3.84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svg:x1="11.002cm" svg:y1="9.92cm" svg:x2="12.519cm" svg:y2="8.869cm" draw:start-shape="id150" draw:start-glue-point="0" draw:end-shape="id148" draw:end-glue-point="3" svg:d="M11002 9920h758v-1051h759" svg:viewBox="0 0 1518 1052">
          <text:p/>
        </draw:connector>
        <draw:connector draw:style-name="gr64" draw:text-style-name="P25" draw:layer="layout" svg:x1="11.002cm" svg:y1="9.92cm" svg:x2="12.519cm" svg:y2="10.963cm" draw:start-shape="id150" draw:start-glue-point="0" draw:end-shape="id151" draw:end-glue-point="3" svg:d="M11002 9920h758v1043h759" svg:viewBox="0 0 1518 1044">
          <text:p/>
        </draw:connector>
        <draw:connector draw:style-name="gr64" draw:text-style-name="P25" draw:layer="layout" svg:x1="16.318cm" svg:y1="5.333cm" svg:x2="18.947cm" svg:y2="5.333cm" draw:start-shape="id152" draw:start-glue-point="1" draw:end-shape="id153" draw:end-glue-point="3" svg:d="M16318 5333h2629" svg:viewBox="0 0 2630 1">
          <text:p/>
        </draw:connector>
        <draw:custom-shape draw:style-name="gr188" draw:text-style-name="P119" xml:id="id149" draw:id="id149" draw:layer="layout" svg:width="2.438cm" svg:height="1.789cm" svg:x="13.179cm" svg:y="4.8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25" draw:layer="layout" svg:x1="15.617cm" svg:y1="5.744cm" svg:x2="19.623cm" svg:y2="5.744cm" draw:start-shape="id149" draw:start-glue-point="1" draw:end-shape="id145" draw:end-glue-point="3" svg:d="M15617 5744h4006" svg:viewBox="0 0 4007 1">
          <text:p/>
        </draw:connector>
        <draw:connector draw:style-name="gr64" draw:text-style-name="P25" draw:layer="layout" draw:type="line" svg:x1="15.722cm" svg:y1="10.963cm" svg:x2="18.257cm" svg:y2="10.963cm" draw:start-shape="id151" draw:start-glue-point="1" draw:end-shape="id154" draw:end-glue-point="3" svg:d="M15722 10963h2535" svg:viewBox="0 0 2536 1">
          <text:p/>
        </draw:connector>
        <draw:frame draw:style-name="gr200" draw:text-style-name="P131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4" draw:text-style-name="P25" draw:layer="layout" svg:x1="20.955cm" svg:y1="10.963cm" svg:x2="25.493cm" svg:y2="14.057cm" draw:start-shape="id154" draw:start-glue-point="1" draw:end-shape="id146" draw:end-glue-point="0" svg:d="M20955 10963h4538v3094" svg:viewBox="0 0 4539 3095">
          <text:p/>
        </draw:connector>
        <draw:connector draw:style-name="gr64" draw:text-style-name="P25" draw:layer="layout" draw:type="line" svg:x1="24.127cm" svg:y1="15.082cm" svg:x2="21.199cm" svg:y2="15.082cm" draw:start-shape="id146" draw:start-glue-point="3" draw:end-shape="id155" draw:end-glue-point="1" svg:d="M24127 15082h-2928" svg:viewBox="0 0 2929 1">
          <text:p/>
        </draw:connector>
        <draw:connector draw:style-name="gr64" draw:text-style-name="P25" draw:layer="layout" draw:type="line" svg:x1="17.436cm" svg:y1="15.082cm" svg:x2="6.02cm" svg:y2="15.082cm" draw:start-shape="id155" draw:start-glue-point="3" draw:end-shape="id156" draw:end-glue-point="1" svg:d="M17436 15082h-11416" svg:viewBox="0 0 11417 1">
          <text:p/>
        </draw:connector>
        <draw:connector draw:style-name="gr64" draw:text-style-name="P25" draw:layer="layout" draw:type="line" svg:x1="13.436cm" svg:y1="22.285cm" svg:x2="13.436cm" svg:y2="21.197cm" draw:start-shape="id157" draw:start-glue-point="0" draw:end-shape="id158" svg:d="M13436 22285v-1088" svg:viewBox="0 0 1 1089">
          <text:p/>
        </draw:connector>
        <draw:connector draw:style-name="gr64" draw:text-style-name="P25" draw:layer="layout" draw:type="line" svg:x1="3.452cm" svg:y1="15.553cm" svg:x2="3.452cm" svg:y2="19.556cm" draw:start-shape="id156" draw:start-glue-point="2" draw:end-shape="id159" draw:end-glue-point="0" svg:d="M3452 15553v4003" svg:viewBox="0 0 1 4004">
          <text:p/>
        </draw:connector>
        <draw:connector draw:style-name="gr201" draw:text-style-name="P25" draw:layer="layout" draw:type="line" svg:x1="6.02cm" svg:y1="20.026cm" svg:x2="11.682cm" svg:y2="20.026cm" draw:start-shape="id159" draw:start-glue-point="1" draw:end-shape="id158" draw:end-glue-point="3" svg:d="M6020 20026h5662" svg:viewBox="0 0 5663 1">
          <text:p/>
        </draw:connector>
        <draw:custom-shape draw:style-name="gr202" draw:text-style-name="P133" xml:id="id160" draw:id="id160" draw:layer="layout" svg:width="3.409cm" svg:height="1.789cm" svg:x="16.389cm" svg:y="22.285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svg:x1="18.093cm" svg:y1="22.285cm" svg:x2="13.436cm" svg:y2="21.197cm" draw:start-shape="id160" draw:start-glue-point="0" draw:end-shape="id158" draw:end-glue-point="2" svg:d="M18093 22285v-531h-4657v-557" svg:viewBox="0 0 4658 1089">
          <text:p/>
        </draw:connector>
        <draw:connector draw:style-name="gr64" draw:text-style-name="P25" draw:layer="layout" svg:x1="25.493cm" svg:y1="16.108cm" svg:x2="19.798cm" svg:y2="23.179cm" draw:start-shape="id146" draw:start-glue-point="2" draw:end-shape="id160" draw:end-glue-point="1" svg:d="M25493 16108v7071h-5695" svg:viewBox="0 0 5696 7072">
          <text:p/>
        </draw:connector>
        <draw:frame draw:style-name="gr198" draw:text-style-name="P130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64" draw:text-style-name="P25" draw:layer="layout" svg:x1="19.606cm" svg:y1="11.858cm" svg:x2="3.452cm" svg:y2="10.391cm" draw:start-shape="id154" draw:start-glue-point="2" draw:end-shape="id147" draw:end-glue-point="2" svg:d="M19606 11858v500h-16154v-1967" svg:viewBox="0 0 16155 1968">
          <text:p/>
        </draw:connector>
        <draw:frame draw:style-name="gr203" draw:text-style-name="P134" draw:layer="layout" svg:width="4.295cm" svg:height="0.746cm" svg:x="9.739cm" svg:y="12.356cm">
          <draw:text-box>
            <text:p text:style-name="P22"><text:span text:style-name="T12">risk level &gt; threshold</text:span></text:p>
          </draw:text-box>
        </draw:frame>
        <draw:frame draw:style-name="gr203" draw:text-style-name="P134" draw:layer="layout" svg:width="4.295cm" svg:height="0.746cm" svg:x="20.955cm" svg:y="10.217cm">
          <draw:text-box>
            <text:p text:style-name="P22"><text:span text:style-name="T12">risk level &lt; threshold</text:span></text:p>
          </draw:text-box>
        </draw:frame>
        <draw:connector draw:style-name="gr64" draw:text-style-name="P25" draw:layer="layout" draw:line-skew="1.293cm" svg:x1="1.884cm" svg:y1="10.425cm" svg:x2="25.493cm" svg:y2="14.057cm" draw:start-shape="id161" draw:start-glue-point="2" draw:end-shape="id146" draw:end-glue-point="0" svg:d="M1884 10425v3095h23609v537" svg:viewBox="0 0 23610 3633">
          <text:p/>
        </draw:connector>
        <draw:custom-shape draw:style-name="gr204" draw:text-style-name="P118" xml:id="id161" draw:id="id161" draw:layer="layout" svg:width="1.999cm" svg:height="0.975cm" svg:x="0.885cm" svg:y="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custom-shape draw:style-name="gr205" draw:text-style-name="P135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8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06" draw:text-style-name="P136" xml:id="id163" draw:id="id163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6" draw:text-style-name="P25" draw:layer="layout" draw:type="line" svg:x1="9.558cm" svg:y1="9.559cm" svg:x2="11.395cm" svg:y2="13.813cm" draw:start-shape="id162" draw:start-glue-point="6" draw:end-shape="id163" draw:end-glue-point="6" svg:d="M9558 9559l1837 4254" svg:viewBox="0 0 1838 4255">
          <text:p/>
        </draw:connector>
        <draw:connector draw:style-name="gr156" draw:text-style-name="P25" draw:layer="layout" draw:type="line" svg:x1="20.206cm" svg:y1="9.559cm" svg:x2="18.37cm" svg:y2="13.813cm" draw:start-shape="id162" draw:start-glue-point="10" draw:end-shape="id163" draw:end-glue-point="10" svg:d="M20206 9559l-1836 4254" svg:viewBox="0 0 1837 4255">
          <text:p/>
        </draw:connector>
        <draw:frame draw:style-name="gr207" draw:text-style-name="P137" xml:id="id164" draw:id="id164" draw:layer="layout" svg:width="3.978cm" svg:height="0.996cm" svg:x="4.647cm" svg:y="15.354cm">
          <draw:text-box>
            <text:p><text:span text:style-name="T23">Specification</text:span></text:p>
          </draw:text-box>
        </draw:frame>
        <draw:custom-shape draw:style-name="gr208" draw:text-style-name="P139" xml:id="id162" draw:id="id162" draw:layer="layout" svg:width="10.648cm" svg:height="2.896cm" svg:x="9.558cm" svg:y="8.111cm">
          <text:p text:style-name="P138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25" draw:layer="layout" draw:type="line" svg:x1="6.636cm" svg:y1="15.354cm" svg:x2="6.636cm" svg:y2="7.825cm" draw:start-shape="id164" draw:start-glue-point="0" draw:end-shape="id165" svg:d="M6636 15354v-7529" svg:viewBox="0 0 1 7530">
          <text:p/>
        </draw:connector>
        <draw:frame draw:style-name="gr210" draw:text-style-name="P140" draw:layer="layout" svg:width="2.578cm" svg:height="0.831cm" draw:transform="rotate (1.5707963267949) translate (5.724cm 14.24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57" draw:text-style-name="P25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A67A91475979C0F.png" xlink:type="simple" xlink:show="embed" xlink:actuate="onLoad" loext:mime-type="image/png"/>
          </draw:frame>
        </draw:g>
        <draw:line draw:style-name="gr211" draw:text-style-name="P141" xml:id="id166" draw:id="id166" draw:layer="layout" svg:x1="9.545cm" svg:y1="13.819cm" svg:x2="11.395cm" svg:y2="13.813cm">
          <text:p/>
        </draw:line>
        <draw:line draw:style-name="gr211" draw:text-style-name="P141" draw:layer="layout" svg:x1="12.456cm" svg:y1="13.209cm" svg:x2="11.113cm" svg:y2="12.74cm">
          <text:p/>
        </draw:line>
        <draw:line draw:style-name="gr211" draw:text-style-name="P141" draw:layer="layout" svg:x1="14.878cm" svg:y1="12.944cm" svg:x2="14.878cm" svg:y2="12.313cm">
          <text:p/>
        </draw:line>
        <draw:line draw:style-name="gr211" draw:text-style-name="P141" draw:layer="layout" svg:x1="17.381cm" svg:y1="13.229cm" svg:x2="18.643cm" svg:y2="12.781cm">
          <text:p/>
        </draw:line>
        <draw:line draw:style-name="gr211" draw:text-style-name="P141" draw:layer="layout" svg:x1="18.37cm" svg:y1="13.813cm" svg:x2="20.251cm" svg:y2="13.839cm">
          <text:p/>
        </draw:line>
        <draw:line draw:style-name="gr211" draw:text-style-name="P141" draw:layer="layout" svg:x1="17.32cm" svg:y1="14.389cm" svg:x2="18.663cm" svg:y2="14.939cm">
          <text:p/>
        </draw:line>
        <draw:line draw:style-name="gr211" draw:text-style-name="P141" draw:layer="layout" svg:x1="14.878cm" svg:y1="14.613cm" svg:x2="14.878cm" svg:y2="15.386cm">
          <text:p/>
        </draw:line>
        <draw:line draw:style-name="gr211" draw:text-style-name="P141" draw:layer="layout" svg:x1="12.415cm" svg:y1="14.369cm" svg:x2="11.113cm" svg:y2="14.918cm">
          <text:p/>
        </draw:line>
        <draw:connector draw:style-name="gr212" draw:text-style-name="P25" draw:layer="layout" draw:type="line" svg:x1="10.47cm" svg:y1="13.813cm" svg:x2="7.812cm" svg:y2="9.559cm" draw:start-shape="id166" draw:start-glue-point="0" draw:end-shape="id167" draw:end-glue-point="1" svg:d="M10470 13813l-2658-4254" svg:viewBox="0 0 2659 4255">
          <text:p/>
        </draw:connector>
        <draw:connector draw:style-name="gr212" draw:text-style-name="P25" draw:layer="layout" draw:type="line" svg:x1="10.471cm" svg:y1="13.813cm" svg:x2="8.625cm" svg:y2="15.852cm" draw:end-shape="id164" draw:end-glue-point="1" svg:d="M10471 13813l-1846 2039" svg:viewBox="0 0 1847 2040">
          <text:p/>
        </draw:connector>
        <draw:path draw:style-name="gr212" draw:text-style-name="P25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10" draw:text-style-name="P140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draw:frame draw:style-name="gr213" draw:text-style-name="P137" xml:id="id165" draw:id="id165" draw:layer="layout" svg:width="4.879cm" svg:height="0.996cm" svg:x="4.197cm" svg:y="6.829cm">
          <draw:text-box>
            <text:p><text:span text:style-name="T23">Implementation</text:span></text:p>
          </draw:text-box>
        </draw:frame>
        <draw:frame draw:style-name="gr214" draw:text-style-name="P142" xml:id="id167" draw:id="id167" draw:layer="layout" svg:width="2.352cm" svg:height="0.996cm" svg:x="5.46cm" svg:y="9.061cm">
          <draw:text-box>
            <text:p><text:span text:style-name="T23">Desig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215" draw:text-style-name="P20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20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20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16" draw:text-style-name="P143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5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57" draw:text-style-name="P25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C0A9DC1287F5C7F0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57" draw:text-style-name="P25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DB394B17E3DFAEB1.png" xlink:type="simple" xlink:show="embed" xlink:actuate="onLoad" loext:mime-type="image/png"/>
          </draw:frame>
        </draw:g>
        <draw:custom-shape draw:style-name="gr217" draw:text-style-name="P145" xml:id="id168" draw:id="id168" draw:layer="layout" svg:width="3.302cm" svg:height="0.898cm" svg:x="7.628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6" draw:layer="layout" draw:type="line" svg:x1="6.184cm" svg:y1="11.052cm" svg:x2="7.628cm" svg:y2="11.052cm" draw:end-shape="id168" draw:end-glue-point="3" svg:d="M6184 11052h1444" svg:viewBox="0 0 1445 1">
          <text:p/>
        </draw:connector>
        <draw:connector draw:style-name="gr55" draw:text-style-name="P146" draw:layer="layout" draw:type="line" svg:x1="10.93cm" svg:y1="11.052cm" svg:x2="12.295cm" svg:y2="11.044cm" draw:start-shape="id168" draw:start-glue-point="1" svg:d="M10930 11052l1365-8" svg:viewBox="0 0 1366 9">
          <text:p/>
        </draw:connector>
        <draw:frame draw:style-name="gr218" draw:text-style-name="P147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16" draw:text-style-name="P143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5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57" draw:text-style-name="P25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6C3A2E03665533BE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57" draw:text-style-name="P25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A5C9BFC1CEFA4E00.png" xlink:type="simple" xlink:show="embed" xlink:actuate="onLoad" loext:mime-type="image/png"/>
          </draw:frame>
        </draw:g>
        <draw:custom-shape draw:style-name="gr217" draw:text-style-name="P145" xml:id="id169" draw:id="id169" draw:layer="layout" svg:width="3.302cm" svg:height="0.898cm" svg:x="17.629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6" draw:layer="layout" draw:type="line" svg:x1="16.385cm" svg:y1="11.052cm" svg:x2="17.629cm" svg:y2="11.052cm" draw:end-shape="id169" draw:end-glue-point="3" svg:d="M16385 11052h1244" svg:viewBox="0 0 1245 1">
          <text:p/>
        </draw:connector>
        <draw:connector draw:style-name="gr55" draw:text-style-name="P146" draw:layer="layout" draw:type="line" svg:x1="20.931cm" svg:y1="11.052cm" svg:x2="22.296cm" svg:y2="11.044cm" draw:start-shape="id169" draw:start-glue-point="1" svg:d="M20931 11052l1365-8" svg:viewBox="0 0 1366 9">
          <text:p/>
        </draw:connector>
        <draw:frame draw:style-name="gr218" draw:text-style-name="P147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18" draw:text-style-name="P147" draw:layer="layout" svg:width="2.208cm" svg:height="0.996cm" svg:x="13.328cm" svg:y="6.415cm">
          <draw:text-box>
            <text:p><text:span text:style-name="T28">Agent</text:span></text:p>
          </draw:text-box>
        </draw:frame>
        <draw:custom-shape draw:style-name="gr219" draw:text-style-name="P148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A^s$§svg§600§TRUE§</svg:desc>
          <draw:frame draw:style-name="gr57" draw:text-style-name="P25" draw:layer="layout" svg:width="1.295cm" svg:height="0.351cm" svg:x="11.988cm" svg:y="15.175cm">
            <draw:image xlink:href="Pictures/1000120B0000039E000000FC7C41C27D4F37B4CD.svg" xlink:type="simple" xlink:show="embed" xlink:actuate="onLoad" loext:mime-type="image/svg+xml">
              <text:p/>
            </draw:image>
            <draw:image xlink:href="Pictures/10000201000000230000000A75D47E6672DB7E53.png" xlink:type="simple" xlink:show="embed" xlink:actuate="onLoad" loext:mime-type="image/png"/>
          </draw:frame>
        </draw:g>
        <draw:line draw:style-name="gr220" draw:text-style-name="P25" draw:layer="layout" svg:x1="18.365cm" svg:y1="15.695cm" svg:x2="13.469cm" svg:y2="15.695cm">
          <text:p/>
        </draw:line>
        <draw:custom-shape draw:style-name="gr219" draw:text-style-name="P148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221" draw:text-style-name="P25" draw:layer="layout" svg:x1="20.069cm" svg:y1="15.695cm" svg:x2="18.365cm" svg:y2="15.695cm">
          <text:p/>
        </draw:line>
        <draw:g>
          <svg:title>TexMaths</svg:title>
          <svg:desc>14§latex§$\Phi : A^r$§svg§600§FALSE§</svg:desc>
          <draw:frame draw:style-name="gr57" draw:text-style-name="P25" draw:layer="layout" svg:width="1.309cm" svg:height="0.351cm" svg:x="18.522cm" svg:y="15.175cm">
            <draw:image xlink:href="Pictures/10001207000003A8000000FC35F9A19A040960F5.svg" xlink:type="simple" xlink:show="embed" xlink:actuate="onLoad" loext:mime-type="image/svg+xml">
              <text:p/>
            </draw:image>
            <draw:image xlink:href="Pictures/10000201000000230000000AB6F60132A3C0DD60.png" xlink:type="simple" xlink:show="embed" xlink:actuate="onLoad" loext:mime-type="image/png"/>
          </draw:frame>
        </draw:g>
        <draw:g>
          <svg:title>TexMaths</svg:title>
          <svg:desc>14§latex§$\Phi : B^s$§svg§600§TRUE§</svg:desc>
          <draw:frame draw:style-name="gr57" draw:text-style-name="P25" draw:layer="layout" svg:width="1.324cm" svg:height="0.335cm" svg:x="10.333cm" svg:y="15.476cm">
            <draw:image xlink:href="Pictures/10001224000003B3000000F034A56EE4FAD26D9F.svg" xlink:type="simple" xlink:show="embed" xlink:actuate="onLoad" loext:mime-type="image/svg+xml">
              <text:p/>
            </draw:image>
            <draw:image xlink:href="Pictures/1000020100000024000000092BC5B0A77658BFE8.png" xlink:type="simple" xlink:show="embed" xlink:actuate="onLoad" loext:mime-type="image/png"/>
          </draw:frame>
        </draw:g>
        <draw:g>
          <svg:title>TexMaths</svg:title>
          <svg:desc>14§latex§$\Phi : B^r$§svg§600§TRUE§</svg:desc>
          <draw:frame draw:style-name="gr57" draw:text-style-name="P25" draw:layer="layout" svg:width="1.338cm" svg:height="0.335cm" svg:x="20.204cm" svg:y="15.475cm">
            <draw:image xlink:href="Pictures/10001222000003BD000000F0A875D73E67B6CD74.svg" xlink:type="simple" xlink:show="embed" xlink:actuate="onLoad" loext:mime-type="image/svg+xml">
              <text:p/>
            </draw:image>
            <draw:image xlink:href="Pictures/100002010000002400000009E93F550D8107F400.png" xlink:type="simple" xlink:show="embed" xlink:actuate="onLoad" loext:mime-type="image/png"/>
          </draw:frame>
        </draw:g>
        <draw:line draw:style-name="gr221" draw:text-style-name="P25" draw:layer="layout" svg:x1="13.49cm" svg:y1="15.695cm" svg:x2="11.786cm" svg:y2="15.695cm">
          <text:p/>
        </draw:line>
        <draw:frame draw:style-name="gr222" draw:text-style-name="P102" draw:layer="layout" svg:width="1.78cm" svg:height="0.746cm" svg:x="10.863cm" svg:y="14.139cm">
          <draw:text-box>
            <text:p><text:span text:style-name="T12">agent s</text:span></text:p>
          </draw:text-box>
        </draw:frame>
        <draw:frame draw:style-name="gr222" draw:text-style-name="P102" draw:layer="layout" svg:width="1.78cm" svg:height="0.746cm" svg:x="19.163cm" svg:y="14.139cm">
          <draw:text-box>
            <text:p><text:span text:style-name="T12">agent r</text:span></text:p>
          </draw:text-box>
        </draw:frame>
        <draw:frame draw:style-name="gr223" draw:text-style-name="P149" draw:layer="layout" svg:width="3.886cm" svg:height="1.274cm" svg:x="13.972cm" svg:y="14.564cm">
          <draw:text-box>
            <text:p text:style-name="P12"><text:span text:style-name="T32">Mono-directional</text:span></text:p>
            <text:p text:style-name="P12"><text:span text:style-name="T32">channel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custom-shape draw:style-name="gr224" draw:text-style-name="P20" draw:layer="layout" svg:width="8.384cm" svg:height="2.25cm" svg:x="19.09cm" svg:y="6.614cm">
          <text:p/>
          <draw:enhanced-geometry svg:viewBox="0 0 21600 21600" draw:type="rectangle" draw:enhanced-path="M 0 0 L 21600 0 21600 21600 0 21600 0 0 Z N"/>
        </draw:custom-shape>
        <draw:custom-shape draw:style-name="gr224" draw:text-style-name="P20" draw:layer="layout" svg:width="8.384cm" svg:height="2.25cm" svg:x="4.194cm" svg:y="6.6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res}: B^s$§svg§600§TRUE§</svg:desc>
          <draw:frame draw:style-name="gr57" draw:text-style-name="P25" draw:layer="layout" svg:width="1.574cm" svg:height="0.34cm" svg:x="10.103cm" svg:y="7.064cm">
            <draw:image xlink:href="Pictures/100019E800000465000000F4FFE0311FC260327B.svg" xlink:type="simple" xlink:show="embed" xlink:actuate="onLoad" loext:mime-type="image/svg+xml">
              <text:p/>
            </draw:image>
            <draw:image xlink:href="Pictures/100002010000002B000000090348801201CB7D71.png" xlink:type="simple" xlink:show="embed" xlink:actuate="onLoad" loext:mime-type="image/png"/>
          </draw:frame>
        </draw:g>
        <draw:frame draw:style-name="gr222" draw:text-style-name="P150" draw:layer="layout" svg:width="3.584cm" svg:height="0.746cm" svg:x="4.149cm" svg:y="5.95cm">
          <draw:text-box>
            <text:p><text:span text:style-name="T32">agent server [s]</text:span></text:p>
          </draw:text-box>
        </draw:frame>
        <draw:g xml:id="id172" draw:id="id172">
          <draw:custom-shape draw:style-name="gr225" draw:text-style-name="P152" draw:layer="layout" svg:width="5.175cm" svg:height="0.72cm" svg:x="4.392cm" svg:y="7.179cm">
            <text:p text:style-name="P151"><text:span text:style-name="T31">resource_service</text:span></text:p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1.921cm" svg:height="0.328cm" svg:x="7.563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connector draw:style-name="gr226" draw:text-style-name="P25" draw:layer="layout" draw:type="line" svg:x1="12.879cm" svg:y1="7.539cm" svg:x2="18.777cm" svg:y2="7.539cm" draw:start-shape="id170" draw:start-glue-point="1" draw:end-shape="id171" draw:end-glue-point="3" svg:d="M12879 7539h5898" svg:viewBox="0 0 5899 1">
          <text:p/>
        </draw:connector>
        <draw:g xml:id="id170" draw:id="id170">
          <draw:custom-shape draw:style-name="gr227" draw:text-style-name="P153" draw:layer="layout" svg:width="0.619cm" svg:height="0.619cm" svg:x="12.26cm" svg:y="7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7" draw:text-style-name="P25" draw:layer="layout" svg:width="0.353cm" svg:height="0.357cm" svg:x="12.393cm" svg:y="7.361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5" draw:text-style-name="P25" draw:layer="layout" draw:type="line" svg:x1="9.567cm" svg:y1="7.539cm" svg:x2="12.26cm" svg:y2="7.539cm" draw:start-shape="id172" draw:start-glue-point="1" draw:end-shape="id170" draw:end-glue-point="3" svg:d="M9567 7539h2693" svg:viewBox="0 0 2694 1">
          <text:p/>
        </draw:connector>
        <draw:g xml:id="id174" draw:id="id174">
          <draw:custom-shape draw:style-name="gr228" draw:text-style-name="P153" draw:layer="layout" svg:width="0.619cm" svg:height="0.619cm" svg:x="12.26cm" svg:y="8.11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7" draw:text-style-name="P25" draw:layer="layout" svg:width="0.162cm" svg:height="0.335cm" svg:x="12.488cm" svg:y="8.26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frame draw:style-name="gr229" draw:text-style-name="P150" draw:layer="layout" svg:width="3.777cm" svg:height="0.781cm" svg:x="18.953cm" svg:y="5.968cm">
          <draw:text-box>
            <text:p><text:span text:style-name="T32">agent client [c]</text:span></text:p>
          </draw:text-box>
        </draw:frame>
        <draw:g xml:id="id175" draw:id="id175">
          <draw:custom-shape draw:style-name="gr225" draw:text-style-name="P152" draw:layer="layout" svg:width="5.175cm" svg:height="0.72cm" svg:x="22.096cm" svg:y="7.179cm">
            <text:p text:style-name="P151"><text:span text:style-name="T31">request_response</text:span></text:p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1.921cm" svg:height="0.328cm" svg:x="25.267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g xml:id="id171" draw:id="id171">
          <draw:custom-shape draw:style-name="gr227" draw:text-style-name="P153" draw:layer="layout" svg:width="0.619cm" svg:height="0.619cm" svg:x="18.777cm" svg:y="7.2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7" draw:text-style-name="P25" draw:layer="layout" svg:width="0.162cm" svg:height="0.335cm" svg:x="19.005cm" svg:y="7.372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connector draw:style-name="gr230" draw:text-style-name="P25" draw:layer="layout" draw:type="line" svg:x1="18.777cm" svg:y1="8.427cm" svg:x2="12.879cm" svg:y2="8.427cm" draw:start-shape="id173" draw:start-glue-point="3" draw:end-shape="id174" draw:end-glue-point="1" svg:d="M18777 8427h-5898" svg:viewBox="0 0 5899 1">
          <text:p/>
        </draw:connector>
        <draw:g xml:id="id173" draw:id="id173">
          <draw:custom-shape draw:style-name="gr227" draw:text-style-name="P153" draw:layer="layout" svg:width="0.619cm" svg:height="0.619cm" svg:x="18.777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7" draw:text-style-name="P25" draw:layer="layout" svg:width="0.353cm" svg:height="0.357cm" svg:x="18.91cm" svg:y="8.24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5" draw:text-style-name="P25" draw:layer="layout" draw:type="line" svg:x1="19.396cm" svg:y1="7.539cm" svg:x2="22.096cm" svg:y2="7.539cm" draw:start-shape="id171" draw:start-glue-point="1" draw:end-shape="id175" draw:end-glue-point="3" svg:d="M19396 7539h2700" svg:viewBox="0 0 2701 1">
          <text:p/>
        </draw:connector>
        <draw:connector draw:style-name="gr231" draw:text-style-name="P25" draw:layer="layout" svg:x1="24.683cm" svg:y1="7.899cm" svg:x2="19.396cm" svg:y2="8.427cm" draw:start-shape="id175" draw:start-glue-point="2" draw:end-shape="id173" draw:end-glue-point="1" svg:d="M24683 7899v528h-5287" svg:viewBox="0 0 5288 529">
          <text:p/>
        </draw:connector>
        <draw:connector draw:style-name="gr231" draw:text-style-name="P25" draw:layer="layout" svg:x1="12.26cm" svg:y1="8.427cm" svg:x2="6.979cm" svg:y2="7.899cm" draw:start-shape="id174" draw:start-glue-point="3" draw:end-shape="id172" draw:end-glue-point="2" svg:d="M12260 8427h-5281v-528" svg:viewBox="0 0 5282 529">
          <text:p/>
        </draw:connector>
        <draw:g>
          <svg:title>TexMaths</svg:title>
          <svg:desc>14§latex§$\text{res}: A^s$§svg§600§TRUE§</svg:desc>
          <draw:frame draw:style-name="gr57" draw:text-style-name="P25" draw:layer="layout" svg:width="1.546cm" svg:height="0.357cm" svg:x="13.285cm" svg:y="7.066cm">
            <draw:image xlink:href="Pictures/100019CF0000045100000100B23925CAC332A783.svg" xlink:type="simple" xlink:show="embed" xlink:actuate="onLoad" loext:mime-type="image/svg+xml">
              <text:p/>
            </draw:image>
            <draw:image xlink:href="Pictures/100002010000002A0000000A8D59872F05F14592.png" xlink:type="simple" xlink:show="embed" xlink:actuate="onLoad" loext:mime-type="image/png"/>
          </draw:frame>
        </draw:g>
        <draw:g>
          <svg:title>TexMaths</svg:title>
          <svg:desc>14§latex§$\text{res}: B^c$§svg§600§TRUE§</svg:desc>
          <draw:frame draw:style-name="gr57" draw:text-style-name="P25" draw:layer="layout" svg:width="1.582cm" svg:height="0.34cm" svg:x="19.844cm" svg:y="7.065cm">
            <draw:image xlink:href="Pictures/100017F40000046B000000F48ABDD21CACD8D613.svg" xlink:type="simple" xlink:show="embed" xlink:actuate="onLoad" loext:mime-type="image/svg+xml">
              <text:p/>
            </draw:image>
            <draw:image xlink:href="Pictures/100002010000002B000000090AA07DCA369DCDB8.png" xlink:type="simple" xlink:show="embed" xlink:actuate="onLoad" loext:mime-type="image/png"/>
          </draw:frame>
        </draw:g>
        <draw:g>
          <svg:title>TexMaths</svg:title>
          <svg:desc>14§latex§$\text{req}: B^s$§svg§600§TRUE§</svg:desc>
          <draw:frame draw:style-name="gr57" draw:text-style-name="P25" draw:layer="layout" svg:width="1.639cm" svg:height="0.43cm" svg:x="10.105cm" svg:y="7.965cm">
            <draw:image xlink:href="Pictures/100017D10000049400000134015D023CBC65831E.svg" xlink:type="simple" xlink:show="embed" xlink:actuate="onLoad" loext:mime-type="image/svg+xml">
              <text:p/>
            </draw:image>
            <draw:image xlink:href="Pictures/100002010000002C0000000CAED1DA39C937A3CF.png" xlink:type="simple" xlink:show="embed" xlink:actuate="onLoad" loext:mime-type="image/png"/>
          </draw:frame>
        </draw:g>
        <draw:g>
          <svg:title>TexMaths</svg:title>
          <svg:desc>14§latex§$\text{req}: A^s$§svg§600§TRUE§</svg:desc>
          <draw:frame draw:style-name="gr57" draw:text-style-name="P25" draw:layer="layout" svg:width="1.61cm" svg:height="0.447cm" svg:x="13.287cm" svg:y="7.966cm">
            <draw:image xlink:href="Pictures/100017B70000047F000001401BDA26944E064ABB.svg" xlink:type="simple" xlink:show="embed" xlink:actuate="onLoad" loext:mime-type="image/svg+xml">
              <text:p/>
            </draw:image>
            <draw:image xlink:href="Pictures/100002010000002C0000000CAC2A7C8AC5A811E5.png" xlink:type="simple" xlink:show="embed" xlink:actuate="onLoad" loext:mime-type="image/png"/>
          </draw:frame>
        </draw:g>
        <draw:g>
          <svg:title>TexMaths</svg:title>
          <svg:desc>14§latex§$\text{req}: B^c$§svg§600§TRUE§</svg:desc>
          <draw:frame draw:style-name="gr57" draw:text-style-name="P25" draw:layer="layout" svg:width="1.648cm" svg:height="0.43cm" svg:x="19.846cm" svg:y="7.965cm">
            <draw:image xlink:href="Pictures/100015E50000049A0000013403BC0C7A823DD6A3.svg" xlink:type="simple" xlink:show="embed" xlink:actuate="onLoad" loext:mime-type="image/svg+xml">
              <text:p/>
            </draw:image>
            <draw:image xlink:href="Pictures/100002010000002D0000000CA21B70679331BA07.png" xlink:type="simple" xlink:show="embed" xlink:actuate="onLoad" loext:mime-type="image/png"/>
          </draw:frame>
        </draw:g>
        <draw:g>
          <svg:title>TexMaths</svg:title>
          <svg:desc>14§latex§$\text{res}: A^c$§svg§600§TRUE§</svg:desc>
          <draw:frame draw:style-name="gr57" draw:text-style-name="P25" draw:layer="layout" svg:width="1.554cm" svg:height="0.357cm" svg:x="16.686cm" svg:y="7.066cm">
            <draw:image xlink:href="Pictures/100017DC0000045700000100BA026BB436D3DD44.svg" xlink:type="simple" xlink:show="embed" xlink:actuate="onLoad" loext:mime-type="image/svg+xml">
              <text:p/>
            </draw:image>
            <draw:image xlink:href="Pictures/100002010000002A0000000A7E37A913A88282FE.png" xlink:type="simple" xlink:show="embed" xlink:actuate="onLoad" loext:mime-type="image/png"/>
          </draw:frame>
        </draw:g>
        <draw:g>
          <svg:title>TexMaths</svg:title>
          <svg:desc>14§latex§$\text{req}: A^c$§svg§600§TRUE§</svg:desc>
          <draw:frame draw:style-name="gr57" draw:text-style-name="P25" draw:layer="layout" svg:width="1.62cm" svg:height="0.447cm" svg:x="16.687cm" svg:y="7.967cm">
            <draw:image xlink:href="Pictures/100015CD00000486000001409F4613AA58E0F516.svg" xlink:type="simple" xlink:show="embed" xlink:actuate="onLoad" loext:mime-type="image/svg+xml">
              <text:p/>
            </draw:image>
            <draw:image xlink:href="Pictures/100002010000002C0000000C23F110D39938D735.png" xlink:type="simple" xlink:show="embed" xlink:actuate="onLoad" loext:mime-type="image/png"/>
          </draw:frame>
        </draw:g>
        <presentation:notes draw:style-name="dp2">
          <draw:page-thumbnail draw:style-name="gr13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232" draw:text-style-name="P154" draw:layer="layout" svg:width="20.828cm" svg:height="3.227cm" svg:x="3.556cm" svg:y="6.508cm">
          <draw:text-box>
            <text:p><text:span text:style-name="T48">Title (somewhere)</text:span></text:p>
          </draw:text-box>
        </draw:frame>
        <draw:frame draw:style-name="gr233" draw:text-style-name="P155" draw:layer="layout" svg:width="19.304cm" svg:height="3.231cm" svg:x="1.269cm" svg:y="2.261cm">
          <draw:text-box>
            <text:p><text:span text:style-name="T6">Text can be in black </text:span></text:p>
            <text:p><text:span text:style-name="T49">Or THIS red</text:span></text:p>
            <text:p><text:span text:style-name="T50">But V-Research is nice in gold :) and you can use our big V -&gt; </text:span><text:span text:style-name="T49"><text:s/></text:span></text:p>
          </draw:text-box>
        </draw:frame>
        <draw:frame draw:style-name="gr83" draw:text-style-name="P25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34" draw:text-style-name="P156" draw:layer="layout" svg:width="15.234cm" svg:height="0.747cm" svg:x="1.275cm" svg:y="4.999cm">
          <draw:text-box>
            <text:p><text:span text:style-name="T51">You can write nerd style (e.g. code) like: 131.164.202.154</text:span></text:p>
          </draw:text-box>
        </draw:frame>
        <draw:frame draw:style-name="gr235" draw:text-style-name="P159" draw:layer="layout" svg:width="20.574cm" svg:height="5.506cm" svg:x="3.556cm" svg:y="10.719cm">
          <draw:text-box>
            <text:p text:style-name="P157"><text:span text:style-name="T6">Quotes are still nice in Caladea but authors are nices in Carlito</text:span></text:p>
            <text:p text:style-name="P157"><text:span text:style-name="T6"/></text:p>
            <text:p text:style-name="P157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58"><text:span text:style-name="T52"><text:s/></text:span><text:span text:style-name="T53"><text:line-break/></text:span><text:span text:style-name="T53">K. Popper, Conjectures and Refutations</text:span></text:p>
          </draw:text-box>
        </draw:frame>
        <draw:frame draw:style-name="gr83" draw:text-style-name="P25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36" draw:text-style-name="P160" draw:layer="layout" svg:width="9.49cm" svg:height="0.719cm" draw:transform="rotate (1.58074470353126) translate (0.095cm 15.083cm)">
          <draw:text-box>
            <text:p><text:span text:style-name="T54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7T15:09:20.763451866</meta:creation-date>
    <dc:date>2020-03-31T19:10:25.447088513</dc:date>
    <meta:editing-duration>P2DT18H50M14S</meta:editing-duration>
    <meta:editing-cycles>473</meta:editing-cycles>
    <meta:generator>LibreOffice/6.3.5.2$Linux_X86_64 LibreOffice_project/30$Build-2</meta:generator>
    <meta:document-statistic meta:object-count="962"/>
  </office:meta>
</office:document-meta>
</file>